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118.09pt"/>
    </style:style>
    <style:style style:name="co9" style:family="table-column">
      <style:table-column-properties fo:break-before="auto" style:column-width="111.91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8.95pt"/>
    </style:style>
    <style:style style:name="co13" style:family="table-column">
      <style:table-column-properties fo:break-before="auto" style:column-width="78.69pt"/>
    </style:style>
    <style:style style:name="co14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pt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 office:value-type="date" office:date-value="2019-10-30" calcext:value-type="date">
            <text:p>Oct 30, 2019</text:p>
          </table:table-cell>
          <table:table-cell table:style-name="ce13" office:value-type="float" office:value="2857" calcext:value-type="float">
            <text:p>2857</text:p>
          </table:table-cell>
          <table:table-cell table:style-name="ce16" office:value-type="float" office:value="9" calcext:value-type="float">
            <text:p>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1:.G1])" office:value-type="float" office:value="135" calcext:value-type="float">
            <text:p>13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9" calcext:value-type="date">
            <text:p>Oct 29, 2019</text:p>
          </table:table-cell>
          <table:table-cell table:style-name="ce13" office:value-type="float" office:value="2856" calcext:value-type="float">
            <text:p>2856</text:p>
          </table:table-cell>
          <table:table-cell table:style-name="ce16" office:value-type="float" office:value="19" calcext:value-type="float">
            <text:p>1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2:.G2])" office:value-type="float" office:value="142" calcext:value-type="float">
            <text:p>14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8" calcext:value-type="date">
            <text:p>Oct 28, 2019</text:p>
          </table:table-cell>
          <table:table-cell table:style-name="ce13" office:value-type="float" office:value="2855" calcext:value-type="float">
            <text:p>2855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3" calcext:value-type="float">
            <text:p>23</text:p>
          </table:table-cell>
          <table:table-cell table:formula="of:=SUM([.C3:.G3])" office:value-type="float" office:value="67" calcext:value-type="float">
            <text:p>6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7" calcext:value-type="date">
            <text:p>Oct 27, 2019</text:p>
          </table:table-cell>
          <table:table-cell table:style-name="ce13" office:value-type="float" office:value="2854" calcext:value-type="float">
            <text:p>2854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4:.G4])" office:value-type="float" office:value="123" calcext:value-type="float">
            <text:p>12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6" calcext:value-type="date">
            <text:p>Oct 26, 2019</text:p>
          </table:table-cell>
          <table:table-cell table:style-name="ce13" office:value-type="float" office:value="2853" calcext:value-type="float">
            <text:p>2853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5:.G5])" office:value-type="float" office:value="126" calcext:value-type="float">
            <text:p>12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5" calcext:value-type="date">
            <text:p>Oct 25, 2019</text:p>
          </table:table-cell>
          <table:table-cell table:style-name="ce13" office:value-type="float" office:value="2852" calcext:value-type="float">
            <text:p>2852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6:.G6])" office:value-type="float" office:value="111" calcext:value-type="float">
            <text:p>11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4" calcext:value-type="date">
            <text:p>Oct 24, 2019</text:p>
          </table:table-cell>
          <table:table-cell table:style-name="ce13" office:value-type="float" office:value="2851" calcext:value-type="float">
            <text:p>2851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7:.G7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3" calcext:value-type="date">
            <text:p>Oct 23, 2019</text:p>
          </table:table-cell>
          <table:table-cell table:style-name="ce13" office:value-type="float" office:value="2850" calcext:value-type="float">
            <text:p>2850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8:.G8])" office:value-type="float" office:value="118" calcext:value-type="float">
            <text:p>11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2" calcext:value-type="date">
            <text:p>Oct 22, 2019</text:p>
          </table:table-cell>
          <table:table-cell table:style-name="ce13" office:value-type="float" office:value="2849" calcext:value-type="float">
            <text:p>2849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9:.G9])" office:value-type="float" office:value="103" calcext:value-type="float">
            <text:p>10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1" calcext:value-type="date">
            <text:p>Oct 21, 2019</text:p>
          </table:table-cell>
          <table:table-cell table:style-name="ce13" office:value-type="float" office:value="2848" calcext:value-type="float">
            <text:p>2848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10:.G10])" office:value-type="float" office:value="124" calcext:value-type="float">
            <text:p>12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0" calcext:value-type="date">
            <text:p>Oct 20, 2019</text:p>
          </table:table-cell>
          <table:table-cell table:style-name="ce13" office:value-type="float" office:value="2847" calcext:value-type="float">
            <text:p>284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1:.G11])" office:value-type="float" office:value="127" calcext:value-type="float">
            <text:p>12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9" calcext:value-type="date">
            <text:p>Oct 19, 2019</text:p>
          </table:table-cell>
          <table:table-cell table:style-name="ce13" office:value-type="float" office:value="2846" calcext:value-type="float">
            <text:p>284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12:.G12])" office:value-type="float" office:value="112" calcext:value-type="float">
            <text:p>11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8" calcext:value-type="date">
            <text:p>Oct 18, 2019</text:p>
          </table:table-cell>
          <table:table-cell table:style-name="ce13" office:value-type="float" office:value="2845" calcext:value-type="float">
            <text:p>284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13:.G13])" office:value-type="float" office:value="58" calcext:value-type="float">
            <text:p>5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7" calcext:value-type="date">
            <text:p>Oct 17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14:.G14])" office:value-type="float" office:value="113" calcext:value-type="float">
            <text:p>113</text:p>
          </table:table-cell>
          <table:table-cell table:style-name="ce22"/>
          <table:table-cell table:style-name="ce11"/>
          <table:table-cell table:number-columns-repeated="5"/>
          <table:table-cell table:style-name="ce22"/>
          <table:table-cell table:style-name="ce11" table:number-columns-repeated="48"/>
        </table:table-row>
        <table:table-row table:style-name="ro1">
          <table:table-cell table:style-name="ce4" office:value-type="date" office:date-value="2019-10-16" calcext:value-type="date">
            <text:p>Oct 16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:.G15])" office:value-type="float" office:value="98" calcext:value-type="float">
            <text:p>98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5" calcext:value-type="date">
            <text:p>Oct 15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:.G16])" office:value-type="float" office:value="104" calcext:value-type="float">
            <text:p>104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4" calcext:value-type="date">
            <text:p>Oct 14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:.G1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Oct 13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:.G1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Oct 12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:.G1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Oct 11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:.G2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Oct 10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:.G2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Oct 9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2:.G2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Oct 8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:.G2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7" calcext:value-type="date">
            <text:p>Oct 7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4:.G2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Oct 6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5:.G2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Oct 5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6:.G2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Oct 4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7:.G2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Oct 3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:.G2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Oct 2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9:.G2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Oct 1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0:.G3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Sep 30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1:.G3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Sep 29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2:.G32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Sep 28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3:.G3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Sep 27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:.G3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Sep 26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5:.G3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Sep 25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6:.G3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Sep 24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7:.G3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Sep 23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8:.G38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Sep 22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9:.G3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Sep 21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0:.G40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Sep 20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1:.G4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Sep 19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2:.G4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Sep 18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3:.G4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Sep 17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4:.G4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Sep 16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5:.G4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Sep 15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6:.G4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Sep 14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7:.G4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Sep 13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:.G4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Sep 12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:.G4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Sep 11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:.G5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Sep 10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:.G5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Sep 9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2:.G5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Sep 8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:.G53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Sep 7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:.G5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Sep 6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5:.G55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Sep 5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6:.G56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Sep 4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7:.G5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Sep 3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:.G5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Sep 2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9:.G5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Sep 1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:.G6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Aug 31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1:.G6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Aug 30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:.G6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Aug 29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:.G6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Aug 28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4:.G6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Aug 27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:.G65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Aug 26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:.G6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Aug 25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7:.G6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Aug 24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8:.G6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Aug 23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:.G6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Aug 22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:.G7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Aug 21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:.G7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Aug 20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2:.G7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Aug 19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3:.G7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Aug 18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4:.G7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Aug 17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:.G7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Aug 16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6:.G7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Aug 15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7:.G7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Aug 14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8:.G7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Aug 13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9:.G7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Aug 12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0:.G8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Aug 11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1:.G8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Aug 10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:.G8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Aug 9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3:.G8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Aug 8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4:.G8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Aug 7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:.G8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Aug 6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6:.G8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Aug 5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7:.G8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Aug 4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:.G8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Aug 3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:.G8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Aug 2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0:.G9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Aug 1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1:.G9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Jul 31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:.G9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Jul 30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3:.G9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Jul 29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4:.G9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Jul 28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5:.G9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Jul 27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6:.G9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Jul 26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7:.G9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Jul 25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8:.G98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Jul 24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9:.G99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Jul 23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:.G10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Jul 22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:.G10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Jul 21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:.G10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Jul 20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3:.G10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Jul 19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:.G10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Jul 18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:.G105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Jul 17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6:.G106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Jul 16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7:.G10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Jul 15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:.G10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Jul 14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:.G10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Jul 13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0:.G11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Jul 12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1:.G11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Jul 11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2:.G11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Jul 10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3:.G11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Jul 9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4:.G11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Jul 8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5:.G11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Jul 7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:.G11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Jul 6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:.G11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Jul 5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:.G11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Jul 4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:.G11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Jul 3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0:.G12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Jul 2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:.G121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Jul 1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2:.G122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Jun 30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:.G12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Jun 29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24:.G12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Jun 28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5:.G12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Jun 27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6:.G12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Jun 26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7:.G12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Jun 25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:.G128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Jun 24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9:.G12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Jun 23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0:.G13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Jun 22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:.G13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Jun 21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32:.G13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Jun 20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33:.G13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Jun 19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4:.G13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Jun 18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:.G13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Jun 17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6:.G13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Jun 16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:.G137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Jun 15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:.G13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Jun 14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9:.G139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Jun 13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0:.G14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Jun 12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1:.G14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Jun 11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2:.G14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Jun 10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43:.G14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Jun 9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:.G14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Jun 8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5:.G14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Jun 7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:.G14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Jun 6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:.G14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Jun 5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8:.G14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Jun 4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:.G14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Jun 3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0:.G15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Jun 2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1:.G15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Jun 1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:.G15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May 31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3:.G15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May 30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:.G15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May 29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5:.G15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May 28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6:.G156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May 27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7:.G157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May 26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:.G15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May 25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9:.G15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May 24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:.G16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May 23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1:.G16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May 22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:.G16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May 21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3:.G16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May 20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:.G16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May 19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:.G16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May 18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:.G16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May 17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67:.G167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May 16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8:.G16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May 15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:.G16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May 14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:.G17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May 13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1:.G17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May 12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2:.G17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May 11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3:.G17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May 10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:.G17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May 9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5:.G17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May 8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6:.G17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May 7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7:.G17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May 6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8:.G17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May 5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:.G17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May 4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80:.G180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May 3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1:.G181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May 2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2:.G18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May 1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:.G18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Apr 30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4:.G18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Apr 29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:.G18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Apr 28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6:.G18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Apr 27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7:.G18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Apr 26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8:.G18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Apr 25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:.G18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Apr 24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:.G19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Apr 23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:.G19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Apr 22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2:.G19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Apr 21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93:.G19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Apr 20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:.G19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Apr 19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5:.G19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Apr 18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6:.G19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Apr 17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7:.G19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Apr 16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8:.G19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Apr 15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9:.G19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Apr 14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0:.G20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Apr 13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1:.G20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Apr 12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2:.G20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Apr 11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3:.G20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Apr 10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04:.G20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Apr 9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5:.G20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Apr 8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6:.G20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Apr 7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7:.G20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Apr 6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08:.G20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Apr 5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9:.G20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Apr 4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10:.G21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Apr 3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1:.G21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Apr 2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2:.G21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Apr 1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13:.G21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Mar 31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4:.G21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Mar 30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5:.G21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Mar 29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6:.G21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Mar 28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7:.G217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Mar 27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18:.G21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Mar 26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9:.G21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Mar 25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20:.G22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Mar 24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1:.G22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Mar 23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22:.G22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Mar 22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3:.G22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Mar 21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24:.G22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Mar 20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25:.G22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Mar 19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26:.G22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Mar 18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27:.G22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Mar 17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8:.G22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Mar 16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29:.G22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Mar 15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30:.G230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Mar 14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1:.G231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Mar 13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32:.G23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Mar 12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3:.G23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Mar 11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4:.G23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Mar 10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5:.G23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Mar 9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6:.G23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Mar 8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7:.G23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Mar 7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8:.G23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Mar 6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39:.G23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Mar 5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40:.G24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Mar 4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41:.G24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Mar 3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42:.G24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Mar 2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43:.G24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Mar 1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44:.G24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Feb 28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45:.G24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Feb 27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6:.G24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Feb 26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47:.G24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Feb 25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8:.G24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Feb 24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9:.G24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Feb 23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50:.G25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Feb 22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51:.G25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Feb 21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2:.G25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Feb 20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3:.G25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Feb 19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4:.G25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Feb 18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55:.G25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Feb 17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6:.G25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Feb 16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7:.G25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Feb 15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8:.G25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Feb 14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9:.G25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Feb 13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0:.G26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Feb 12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1:.G26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Feb 11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2:.G26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Feb 10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3:.G26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Feb 9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4:.G26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Feb 8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5:.G26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Feb 7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66:.G26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Feb 6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67:.G267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Feb 5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68:.G26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Feb 4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9:.G26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Feb 3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0:.G27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Feb 2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1:.G27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Feb 1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2:.G27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Jan 31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3:.G27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Jan 30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4:.G27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Jan 29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5:.G27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Jan 28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6:.G27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Jan 27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7:.G27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Jan 26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78:.G278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Jan 25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9:.G27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Jan 24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80:.G28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Jan 23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1:.G28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Jan 22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82:.G28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Jan 21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83:.G283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Jan 20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4:.G28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Jan 19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5:.G28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Jan 18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6:.G28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Jan 17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7:.G28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Jan 16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88:.G28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Jan 15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9:.G28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Jan 14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90:.G29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Jan 13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91:.G29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Jan 12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2:.G292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Jan 11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3:.G293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Jan 10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94:.G29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Jan 9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5:.G29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Jan 8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6:.G29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Jan 7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7:.G29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Jan 6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8:.G29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Jan 5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9:.G29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Jan 4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00:.G30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Jan 3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1:.G30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Jan 2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2:.G30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Jan 1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3:.G30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Dec 31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04:.G30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Dec 30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05:.G30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Dec 29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6:.G30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Dec 28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07:.G30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Dec 27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308:.G3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Dec 26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309:.G3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Dec 25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10:.G31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Dec 24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311:.G3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Dec 23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312:.G3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Dec 22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13:.G3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Dec 21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14:.G3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Dec 20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315:.G3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Dec 19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316:.G3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Dec 18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317:.G3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Dec 17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318:.G3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Dec 16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319:.G3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Dec 15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320:.G3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Dec 14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321:.G3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Dec 13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322:.G3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Dec 12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3:.G32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Dec 11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4:.G324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Dec 10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5:.G32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Dec 9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6:.G32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Dec 8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7:.G32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Dec 7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28:.G32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Dec 6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29:.G32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Dec 5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330:.G3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Dec 4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1:.G33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Dec 3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2:.G33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Dec 2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33:.G33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Dec 1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34:.G33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Nov 30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335:.G3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Nov 29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6:.G33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Nov 28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7:.G33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Nov 27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8:.G33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Nov 26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39:.G33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Nov 25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40:.G34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Nov 24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41:.G34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Nov 23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42:.G34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Nov 22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3:.G34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Nov 21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4:.G34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Nov 20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5:.G34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Nov 19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46:.G346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Nov 18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7:.G34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Nov 17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48:.G34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Nov 16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9:.G34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Nov 15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50:.G35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Nov 14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1:.G35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Nov 13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52:.G35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Nov 12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3:.G35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Nov 11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54:.G35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Nov 10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5:.G35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Nov 9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56:.G35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Nov 8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7:.G35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Nov 7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58:.G35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Nov 6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9:.G35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Nov 5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360:.G360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Nov 4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1:.G36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Nov 3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2:.G36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Nov 2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3:.G36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Nov 1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4:.G36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Oct 31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5:.G36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Oct 30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66:.G36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Oct 29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67:.G367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Oct 28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68:.G36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Oct 27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9:.G36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Oct 26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0:.G37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Oct 25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71:.G37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Oct 24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72:.G37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Oct 23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3:.G37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Oct 22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74:.G374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Oct 21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5:.G37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Oct 20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6:.G37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Oct 19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77:.G37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Oct 18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8:.G37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Oct 17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9:.G37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Oct 16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80:.G38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Oct 15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1:.G38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Oct 14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2:.G38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Oct 13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3:.G38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Oct 12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84:.G38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Oct 11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85:.G385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Oct 10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86:.G38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Oct 9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87:.G38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Oct 8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88:.G38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Oct 7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89:.G38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Oct 6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0:.G39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Oct 5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1:.G39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Oct 4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92:.G39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Oct 3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93:.G39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Oct 2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4:.G39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Oct 1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5:.G39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Sep 30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6:.G39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Sep 29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97:.G39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Sep 28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8:.G39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Sep 27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99:.G39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Sep 26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00:.G400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Sep 25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01:.G40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Sep 24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2:.G40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Sep 23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03:.G40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Sep 22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4:.G404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Sep 21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05:.G40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Sep 20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406:.G4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Sep 19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407:.G4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Sep 18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408:.G4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Sep 17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409:.G4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Sep 16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410:.G4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Sep 15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411:.G4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Sep 14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412:.G4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Sep 13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13:.G4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Sep 12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14:.G4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Sep 11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415:.G4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Sep 10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416:.G4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Sep 9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417:.G4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Sep 8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418:.G4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Sep 7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419:.G4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Sep 6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420:.G4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Sep 5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421:.G4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Sep 4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422:.G4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Sep 3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423:.G4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Sep 2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424:.G4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Sep 1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425:.G4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Aug 31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426:.G4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Aug 30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427:.G4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Aug 29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428:.G4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Aug 28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429:.G4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Aug 27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430:.G4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Aug 26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431:.G4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Aug 25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432:.G4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Aug 24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433:.G4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Aug 23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34:.G43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Aug 22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435:.G4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Aug 21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436:.G4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Aug 20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437:.G4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Aug 19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438:.G4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Aug 18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439:.G4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Aug 17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440:.G4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Aug 16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441:.G4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Aug 15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442:.G4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Aug 14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443:.G4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Aug 13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444:.G44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Aug 12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445:.G44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Aug 11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446:.G44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Aug 10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447:.G44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Aug 9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448:.G44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Aug 8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449:.G44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Aug 7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450:.G45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Aug 6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451:.G45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Aug 5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452:.G45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Aug 4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453:.G45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Aug 3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454:.G45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Aug 2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455:.G45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Aug 1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6:.G45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Jul 31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57:.G45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Jul 30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8:.G45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Jul 29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59:.G45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Jul 28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60:.G46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Jul 27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61:.G461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Jul 26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2:.G46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Jul 25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63:.G46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Jul 24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64:.G46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Jul 23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5:.G46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Jul 22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6:.G46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Jul 21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67:.G46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Jul 20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68:.G468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Jul 19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69:.G46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Jul 18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0:.G47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Jul 17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71:.G47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Jul 16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2:.G47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Jul 15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73:.G47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Jul 14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74:.G47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Jul 13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75:.G47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Jul 12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76:.G47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Jul 11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7:.G47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Jul 10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8:.G47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Jul 9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79:.G479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Jul 8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80:.G48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Jul 7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1:.G481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Jul 6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82:.G48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Jul 5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83:.G48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Jul 4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4:.G48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Jul 3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485:.G485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Jul 2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6:.G48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Jul 1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7:.G48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Jun 30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8:.G48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Jun 29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9:.G48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Jun 28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0:.G49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Jun 27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1:.G49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Jun 26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2:.G49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Jun 25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3:.G49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Jun 24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4:.G49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Jun 23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95:.G49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Jun 22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6:.G49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Jun 21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7:.G49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Jun 20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98:.G498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Jun 19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99:.G49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Jun 18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0:.G50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Jun 17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1:.G50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Jun 16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02:.G50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Jun 15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3:.G50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Jun 14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04:.G50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Jun 13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05:.G50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Jun 12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06:.G50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Jun 11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7:.G50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Jun 10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508:.G508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Jun 9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9:.G50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Jun 8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0:.G51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Jun 7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11:.G51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Jun 6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12:.G51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Jun 5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13:.G51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Jun 4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4:.G51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Jun 3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5:.G51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Jun 2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6:.G51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Jun 1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17:.G51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May 31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8:.G51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May 30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9:.G51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May 29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0:.G52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May 28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21:.G521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May 27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22:.G522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May 26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23:.G52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May 25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4:.G52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May 24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5:.G52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May 23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26:.G526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May 22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7:.G52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May 21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28:.G528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May 20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29:.G52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May 19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0:.G53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May 18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1:.G53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May 17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32:.G53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May 16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3:.G53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May 15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34:.G53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May 14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35:.G53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May 13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36:.G536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May 12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37:.G53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May 11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8:.G53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May 10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9:.G53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May 9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0:.G540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May 8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1:.G54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May 7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2:.G542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May 6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3:.G54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May 5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4:.G54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May 4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5:.G54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May 3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6:.G54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May 2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7:.G547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May 1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8:.G54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Apr 30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9:.G549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Apr 29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0:.G550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Apr 28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1:.G55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Apr 27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2:.G55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Apr 26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53:.G55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Apr 25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4:.G55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Apr 24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55:.G55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Apr 23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56:.G55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Apr 22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7:.G55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Apr 21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8:.G55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Apr 20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9:.G55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Apr 19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0:.G56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Apr 18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1:.G56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Apr 17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2:.G56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Apr 16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3:.G56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Apr 15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64:.G56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Apr 14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65:.G56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Apr 13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6:.G56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Apr 12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67:.G56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Apr 11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8:.G56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Apr 10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9:.G569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Apr 9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70:.G57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Apr 8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71:.G57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Apr 7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2:.G57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Apr 6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73:.G573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Apr 5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74:.G57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Apr 4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5:.G57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Apr 3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76:.G57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Apr 2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77:.G57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Apr 1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8:.G578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Mar 31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579:.G579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Mar 30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80:.G58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Mar 29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1:.G58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Mar 28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82:.G58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Mar 27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3:.G58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Mar 26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4:.G58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Mar 25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5:.G58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Mar 24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6:.G586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Mar 23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87:.G58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Mar 22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8:.G588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Mar 21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9:.G58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Mar 20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0:.G59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Mar 19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1:.G59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Mar 18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92:.G59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Mar 17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93:.G59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Mar 16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4:.G594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Mar 15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5:.G59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Mar 14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96:.G59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Mar 13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97:.G59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Mar 12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98:.G59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Mar 11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99:.G59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Mar 10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0:.G60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Mar 9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1:.G60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Mar 8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2:.G60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Mar 7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03:.G60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Mar 6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04:.G60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Mar 5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5:.G605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Mar 4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06:.G60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Mar 3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07:.G60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Mar 2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08:.G60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Mar 1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09:.G60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Feb 28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10:.G61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Feb 27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1:.G61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Feb 26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12:.G61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Feb 25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13:.G61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Feb 24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4:.G61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Feb 23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15:.G61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Feb 22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16:.G61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Feb 21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17:.G61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Feb 20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8:.G61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Feb 19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9:.G61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Feb 18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0:.G62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Feb 17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1:.G62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Feb 16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2:.G62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Feb 15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3:.G62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Feb 14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4:.G62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Feb 13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25:.G62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Feb 12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6:.G62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Feb 11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27:.G62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Feb 10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8:.G62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Feb 9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29:.G629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Feb 8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30:.G63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Feb 7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31:.G63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Feb 6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32:.G63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Feb 5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3:.G63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Feb 4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34:.G63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Feb 3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5:.G63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Feb 2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36:.G63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Feb 1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37:.G63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Jan 31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38:.G63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Jan 30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9:.G63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Jan 29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40:.G64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Jan 28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1:.G64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Jan 27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2:.G64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Jan 26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3:.G64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Jan 25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4:.G64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Jan 24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5:.G64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Jan 23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6:.G64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Jan 22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47:.G64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Jan 21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48:.G64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Jan 20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9:.G64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Jan 19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0:.G65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Jan 18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51:.G651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Jan 17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52:.G65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Jan 16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53:.G65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Jan 15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4:.G65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Jan 14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55:.G65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Jan 13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6:.G65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Jan 12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57:.G65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Jan 11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58:.G658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Jan 10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9:.G65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Jan 9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60:.G66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Jan 8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61:.G66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Jan 7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62:.G66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Jan 6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663:.G663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Jan 5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64:.G664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Jan 4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5:.G66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Jan 3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6:.G66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Jan 2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67:.G66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Jan 1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8:.G66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Dec 31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69:.G66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Dec 30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70:.G67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Dec 29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1:.G67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Dec 28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72:.G67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Dec 27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73:.G67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Dec 26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74:.G67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Dec 25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5:.G67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Dec 24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6:.G67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Dec 23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7:.G67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Dec 22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8:.G67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Dec 21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79:.G67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Dec 20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80:.G68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Dec 19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1:.G68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Dec 18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82:.G68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Dec 17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3:.G683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Dec 16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4:.G68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Dec 15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5:.G68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Dec 14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6:.G68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Dec 13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87:.G68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Dec 12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88:.G68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Dec 11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9:.G68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Dec 10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0:.G69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Dec 9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91:.G69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Dec 8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92:.G69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Dec 7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3:.G69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Dec 6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94:.G69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Dec 5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5:.G69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Dec 4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96:.G69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Dec 3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97:.G69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Dec 2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8:.G698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Dec 1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9:.G69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Nov 30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00:.G70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Nov 29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1:.G70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Nov 28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2:.G70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Nov 27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3:.G70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Nov 26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04:.G704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Nov 25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5:.G70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Nov 24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6:.G70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Nov 23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07:.G70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Nov 22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8:.G70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Nov 21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09:.G70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Nov 20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710:.G710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Nov 19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1:.G71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Nov 18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2:.G71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Nov 17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3:.G71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Nov 16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4:.G71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Nov 15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5:.G71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Nov 14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16:.G71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Nov 13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7:.G71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Nov 12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18:.G71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Nov 11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9:.G71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Nov 10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0:.G72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Nov 9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21:.G72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Nov 8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2:.G72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Nov 7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3:.G72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Nov 6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24:.G72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Nov 5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5:.G72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Nov 4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6:.G72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Nov 3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7:.G72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Nov 2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28:.G72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Nov 1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9:.G72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Oct 31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30:.G73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Oct 30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1:.G73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Oct 29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2:.G73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Oct 28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33:.G73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Oct 27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34:.G73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Oct 26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35:.G73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Oct 25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6:.G73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Oct 24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7:.G737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Oct 23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38:.G73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Oct 22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39:.G73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Oct 21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0:.G74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Oct 20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41:.G74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Oct 19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2:.G74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Oct 18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3:.G74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Oct 17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4:.G74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Oct 16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5:.G74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Oct 15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6:.G74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Oct 14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7:.G747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Oct 13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48:.G748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Oct 12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9:.G74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Oct 11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0:.G75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Oct 10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1:.G75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Oct 9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52:.G75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Oct 8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53:.G75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Oct 7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54:.G75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Oct 6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5:.G755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Oct 5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56:.G75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Oct 4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7:.G75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Oct 3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58:.G75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Oct 2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59:.G75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Oct 1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60:.G76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Sep 30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1:.G76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Sep 29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2:.G76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Sep 28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63:.G76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Sep 27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64:.G76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Sep 26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765:.G765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Sep 25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6:.G76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Sep 24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7:.G76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Sep 23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8:.G76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Sep 22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9:.G76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Sep 21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0:.G77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Sep 20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1:.G77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Sep 19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72:.G77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Sep 18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73:.G77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Sep 17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4:.G77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Sep 16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5:.G77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Sep 15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6:.G77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Sep 14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7:.G77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Sep 13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8:.G77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Sep 12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9:.G77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Sep 11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0:.G780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Sep 10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1:.G78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Sep 9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2:.G78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Sep 8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3:.G783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Sep 7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4:.G78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Sep 6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85:.G78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Sep 5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6:.G78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Sep 4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87:.G78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Sep 3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8:.G78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Sep 2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89:.G78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Sep 1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0:.G79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Aug 31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1:.G791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Aug 30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2:.G79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Aug 29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3:.G79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Aug 28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4:.G79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Aug 27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95:.G79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Aug 26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6:.G79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Aug 25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7:.G79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Aug 24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8:.G79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Aug 23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9:.G79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Aug 22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0:.G80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Aug 21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01:.G80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Aug 20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2:.G80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Aug 19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03:.G80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Aug 18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4:.G804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Aug 17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5:.G80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Aug 16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6:.G80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Aug 15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07:.G80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Aug 14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8:.G80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Aug 13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09:.G80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Aug 12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0:.G81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Aug 11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11:.G81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Aug 10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12:.G81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Aug 9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3:.G81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Aug 8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4:.G81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Aug 7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5:.G81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Aug 6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16:.G816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Aug 5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17:.G81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Aug 4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18:.G81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Aug 3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9:.G81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Aug 2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0:.G82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Aug 1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1:.G82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Jul 31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2:.G82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Jul 30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23:.G82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Jul 29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4:.G824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Jul 28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5:.G82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Jul 27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6:.G82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Jul 26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27:.G82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Jul 25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28:.G82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Jul 24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29:.G82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Jul 23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0:.G83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Jul 22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1:.G83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Jul 21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32:.G83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Jul 20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33:.G83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Jul 19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4:.G834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Jul 18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835:.G835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Jul 17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6:.G83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Jul 16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37:.G83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Jul 15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8:.G83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Jul 14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39:.G83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Jul 13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40:.G84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Jul 12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41:.G84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Jul 11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2:.G84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Jul 10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43:.G84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Jul 9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44:.G84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Jul 8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5:.G84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Jul 7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846:.G84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Jul 6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47:.G84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Jul 5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48:.G84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Jul 4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9:.G84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Jul 3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50:.G85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Jul 2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51:.G85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Jul 1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52:.G85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Jun 30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53:.G85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Jun 29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54:.G85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Jun 28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5:.G855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Jun 27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6:.G85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Jun 26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7:.G85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Jun 25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58:.G85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Jun 24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59:.G85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Jun 23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60:.G860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Jun 22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1:.G861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Jun 21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62:.G86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Jun 20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63:.G86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Jun 19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64:.G86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Jun 18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65:.G86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Jun 17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66:.G86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Jun 16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67:.G86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Jun 15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8:.G86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Jun 14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9:.G86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Jun 13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70:.G87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Jun 12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71:.G87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Jun 11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2:.G87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Jun 10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3:.G87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Jun 9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4:.G87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Jun 8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75:.G875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Jun 7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6:.G87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Jun 6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7:.G87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Jun 5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8:.G87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Jun 4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9:.G87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Jun 3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80:.G88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Jun 2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81:.G88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Jun 1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2:.G88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May 31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83:.G88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May 30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4:.G88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May 29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5:.G88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May 28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6:.G88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May 27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7:.G88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May 26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8:.G88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May 25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9:.G88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May 24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0:.G890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May 23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1:.G89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May 22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2:.G89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May 21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93:.G89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May 20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94:.G89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May 19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5:.G89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May 18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96:.G89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May 17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7:.G897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May 16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8:.G89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May 15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9:.G89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May 14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00:.G900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May 13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01:.G901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May 12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2:.G902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May 11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03:.G903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May 10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4:.G90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May 9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5:.G905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May 8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06:.G90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May 7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7:.G90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May 6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8:.G90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May 5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9:.G90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May 4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0:.G910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May 3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11:.G91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May 2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12:.G91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May 1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13:.G91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Apr 30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4:.G91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Apr 29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15:.G91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Apr 28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16:.G91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Apr 27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7:.G91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Apr 26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8:.G91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Apr 25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9:.G91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Apr 24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20:.G92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Apr 23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21:.G92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Apr 22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22:.G92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Apr 21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23:.G92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Apr 20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24:.G92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Apr 19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5:.G925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Apr 18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6:.G92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Apr 17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27:.G92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Apr 16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28:.G92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Apr 15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9:.G92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Apr 14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30:.G93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Apr 13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31:.G93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Apr 12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32:.G93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Apr 11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33:.G933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Apr 10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4:.G93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Apr 9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5:.G93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Apr 8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6:.G93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Apr 7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7:.G93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Apr 6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8:.G93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Apr 5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39:.G939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Apr 4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0:.G94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Apr 3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41:.G94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Apr 2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2:.G94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Apr 1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43:.G94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Mar 31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4:.G94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Mar 30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45:.G94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Mar 29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6:.G94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Mar 28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47:.G94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Mar 27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48:.G94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Mar 26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9:.G94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Mar 25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0:.G95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Mar 24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1:.G95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Mar 23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2:.G95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Mar 22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3:.G953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Mar 21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54:.G95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Mar 20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5:.G95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Mar 19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6:.G95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Mar 18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7:.G95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Mar 17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8:.G95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Mar 16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9:.G95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Mar 15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0:.G96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Mar 14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61:.G961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Mar 13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2:.G96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Mar 12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63:.G96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Mar 11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4:.G96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Mar 10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5:.G96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Mar 9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6:.G96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Mar 8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67:.G96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Mar 7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68:.G96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Mar 6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69:.G96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Mar 5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70:.G97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Mar 4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1:.G97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Mar 3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2:.G97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Mar 2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973:.G97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Mar 1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74:.G97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Feb 28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5:.G97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Feb 27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76:.G97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Feb 26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7:.G977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Feb 25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78:.G97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Feb 24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9:.G97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Feb 23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80:.G98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Feb 22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1:.G98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Feb 21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2:.G98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Feb 20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83:.G98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Feb 19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4:.G984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Feb 18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5:.G98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Feb 17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6:.G98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Feb 16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87:.G98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Feb 15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88:.G98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Feb 14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9:.G98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Feb 13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0:.G99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Feb 12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1:.G99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Feb 11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92:.G992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Feb 10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93:.G99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Feb 9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94:.G994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Feb 8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5:.G99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Feb 7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6:.G99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Feb 6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7:.G99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Feb 5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8:.G99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Feb 4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99:.G99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Feb 3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00:.G100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Feb 2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1:.G1001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Feb 1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02:.G100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Jan 31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03:.G100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Jan 30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4:.G100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Jan 29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05:.G100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Jan 28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06:.G100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Jan 27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7:.G100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Jan 26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08:.G1008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Jan 25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9:.G1009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Jan 24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10:.G101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Jan 23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1:.G101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Jan 22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2:.G101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Jan 21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3:.G101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Jan 20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4:.G101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Jan 19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15:.G101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Jan 18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016:.G1016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Jan 17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7:.G101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Jan 16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18:.G101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Jan 15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19:.G101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Jan 14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0:.G102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Jan 13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1:.G102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Jan 12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22:.G102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Jan 11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23:.G102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Jan 10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4:.G102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Jan 9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5:.G1025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Jan 8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6:.G102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Jan 7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7:.G102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Jan 6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28:.G102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Jan 5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9:.G102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Jan 4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0:.G1030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Jan 3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1:.G103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Jan 2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32:.G103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Jan 1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3:.G103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Dec 31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34:.G103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Dec 30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35:.G1035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Dec 29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6:.G103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Dec 28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37:.G1037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Dec 27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8:.G103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Dec 26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9:.G1039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Dec 25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40:.G104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Dec 24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1:.G104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Dec 23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2:.G1042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Dec 22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3:.G104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Dec 21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4:.G1044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Dec 20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5:.G104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Dec 19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46:.G104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Dec 18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7:.G104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Dec 17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48:.G104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Dec 16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49:.G1049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Dec 15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0:.G105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Dec 14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51:.G105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Dec 13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2:.G105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Dec 12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53:.G105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Dec 11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54:.G1054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Dec 10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5:.G105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Dec 9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6:.G105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Dec 8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57:.G1057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Dec 7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58:.G1058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Dec 6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9:.G105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Dec 5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0:.G106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Dec 4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1:.G106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Dec 3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2:.G106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Dec 2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63:.G106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Dec 1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4:.G106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Nov 30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65:.G106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Nov 29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6:.G106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Nov 28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7:.G106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Nov 27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068:.G1068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Nov 26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9:.G106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Nov 25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0:.G107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Nov 24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1:.G107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Nov 23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72:.G107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Nov 22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73:.G107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Nov 21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74:.G1074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Nov 20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75:.G107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Nov 19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6:.G107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Nov 18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7:.G107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Nov 17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8:.G107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Nov 16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9:.G107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Nov 15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0:.G108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Nov 14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1:.G108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Nov 13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082:.G108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Nov 12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3:.G108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Nov 11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4:.G108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Nov 10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85:.G108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Nov 9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86:.G1086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Nov 8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7:.G108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Nov 7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88:.G1088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Nov 6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9:.G108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Nov 5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90:.G109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Nov 4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91:.G109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Nov 3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92:.G109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Nov 2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93:.G109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Nov 1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94:.G109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Oct 31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95:.G109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Oct 30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96:.G109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Oct 29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97:.G109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Oct 28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98:.G109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Oct 27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99:.G109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Oct 26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0:.G110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Oct 25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1:.G110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Oct 24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2:.G110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Oct 23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3:.G110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Oct 22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4:.G110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Oct 21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5:.G110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Oct 20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6:.G1106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Oct 19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07:.G110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Oct 18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08:.G110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Oct 17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109:.G1109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Oct 16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0:.G111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Oct 15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11:.G111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Oct 14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12:.G111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Oct 13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13:.G111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Oct 12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4:.G111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Oct 11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15:.G111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Oct 10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16:.G111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Oct 9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17:.G111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Oct 8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8:.G111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Oct 7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19:.G111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Oct 6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20:.G112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Oct 5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1:.G112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Oct 4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22:.G112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Oct 3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23:.G1123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Oct 2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4:.G112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Oct 1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5:.G112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Sep 30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26:.G112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Sep 29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27:.G112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Sep 28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28:.G112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Sep 27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29:.G112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Sep 26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30:.G113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Sep 25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31:.G113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Sep 24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32:.G1132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Sep 23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33:.G113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Sep 22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4:.G113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Sep 21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5:.G113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Sep 20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36:.G113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Sep 19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37:.G113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Sep 18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38:.G113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Sep 17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9:.G113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Sep 16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40:.G114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Sep 15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1:.G114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Sep 14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42:.G114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Sep 13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43:.G114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Sep 12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44:.G114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Sep 11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45:.G114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Sep 10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46:.G114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Sep 9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47:.G114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Sep 8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48:.G114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Sep 7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49:.G114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Sep 6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0:.G115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Sep 5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1:.G115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Sep 4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52:.G115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Sep 3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53:.G1153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Sep 2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4:.G115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Sep 1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5:.G115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Aug 31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56:.G115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Aug 30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7:.G1157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Aug 29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8:.G115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Aug 28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9:.G115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Aug 27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60:.G116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Aug 26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1:.G116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Aug 25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2:.G116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Aug 24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3:.G116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Aug 23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4:.G116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Aug 22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5:.G116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Aug 21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6:.G116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Aug 20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7:.G116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Aug 19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8:.G116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Aug 18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9:.G116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Aug 17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0:.G1170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Aug 16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1:.G117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Aug 15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2:.G117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Aug 14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3:.G117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Aug 13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4:.G117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Aug 12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5:.G1175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Aug 11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6:.G1176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Aug 10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77:.G117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Aug 9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8:.G117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Aug 8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9:.G117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Aug 7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80:.G118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Aug 6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81:.G118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Aug 5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2:.G118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Aug 4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83:.G118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Aug 3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4:.G118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Aug 2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85:.G118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Aug 1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86:.G118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Jul 31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7:.G118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Jul 30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8:.G118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Jul 29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9:.G118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Jul 28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90:.G119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Jul 27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91:.G119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Jul 26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92:.G119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Jul 25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3:.G119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Jul 24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94:.G119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Jul 23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5:.G1195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Jul 22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96:.G119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Jul 21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7:.G119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Jul 20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198:.G1198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Jul 19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99:.G119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Jul 18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00:.G120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Jul 17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1:.G1201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Jul 16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2:.G120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Jul 15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3:.G120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Jul 14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4:.G120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Jul 13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05:.G120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Jul 12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6:.G120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Jul 11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7:.G120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Jul 10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208:.G120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Jul 9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9:.G120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Jul 8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0:.G121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Jul 7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1:.G121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Jul 6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2:.G121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Jul 5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3:.G121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Jul 4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14:.G121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Jul 3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15:.G121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Jul 2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6:.G1216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Jul 1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7:.G121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Jun 30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8:.G121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Jun 29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9:.G121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Jun 28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0:.G1220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Jun 27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1:.G1221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Jun 26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2:.G122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Jun 25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3:.G122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Jun 24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24:.G122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Jun 23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5:.G122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Jun 22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6:.G122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Jun 21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7:.G122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Jun 20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8:.G122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Jun 19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9:.G122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Jun 18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30:.G123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Jun 17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1:.G123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Jun 16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2:.G123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Jun 15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33:.G123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Jun 14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4:.G123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Jun 13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5:.G123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Jun 12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6:.G123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Jun 11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37:.G1237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Jun 10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38:.G123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Jun 9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39:.G123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Jun 8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40:.G124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Jun 7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1:.G124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Jun 6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2:.G124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Jun 5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43:.G124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Jun 4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4:.G124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Jun 3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45:.G124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Jun 2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6:.G124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Jun 1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47:.G1247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May 31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8:.G124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May 30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9:.G124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May 29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0:.G125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May 28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1:.G125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May 27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2:.G1252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May 26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53:.G125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May 25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4:.G1254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May 24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55:.G125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May 23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6:.G1256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May 22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7:.G125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May 21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8:.G125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May 20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59:.G125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May 19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0:.G1260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May 18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1:.G126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May 17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2:.G126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May 16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3:.G126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May 15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4:.G126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May 14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65:.G126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May 13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6:.G126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May 12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67:.G126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May 11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68:.G126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May 10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69:.G126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May 9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70:.G127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May 8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1:.G1271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May 7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2:.G127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May 6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3:.G127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May 5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74:.G127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May 4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5:.G127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May 3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6:.G127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May 2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7:.G127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May 1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8:.G127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Apr 30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79:.G127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Apr 29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0:.G128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Apr 28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81:.G128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Apr 27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82:.G128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Apr 26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3:.G128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Apr 25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4:.G128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Apr 24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85:.G128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Apr 23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6:.G128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Apr 22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7:.G128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Apr 21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8:.G128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Apr 20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89:.G128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Apr 19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90:.G129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Apr 18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1:.G129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Apr 17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2:.G1292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Apr 16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93:.G129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Apr 15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94:.G129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Apr 14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5:.G129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Apr 13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6:.G129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Apr 12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97:.G129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Apr 11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98:.G129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Apr 10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9:.G1299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Apr 9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00:.G130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Apr 8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1:.G130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Apr 7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2:.G130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Apr 6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3:.G130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Apr 5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04:.G130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Apr 4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5:.G130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Apr 3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6:.G1306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Apr 2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7:.G1307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Apr 1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08:.G130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Mar 31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9:.G1309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Mar 30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10:.G131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Mar 29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1:.G131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Mar 28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2:.G131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Mar 27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13:.G131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Mar 26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14:.G131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Mar 25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5:.G131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Mar 24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16:.G131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Mar 23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17:.G131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Mar 22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8:.G131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Mar 21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9:.G131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Mar 20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20:.G1320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Mar 19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1:.G132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Mar 18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2:.G132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Mar 17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23:.G132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Mar 16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4:.G132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Mar 15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5:.G132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Mar 14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26:.G132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Mar 13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27:.G132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Mar 12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28:.G132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Mar 11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9:.G132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Mar 10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0:.G133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Mar 9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31:.G133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Mar 8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2:.G133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Mar 7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3:.G133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Mar 6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4:.G133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Mar 5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5:.G133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Mar 4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6:.G133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Mar 3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337:.G1337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Mar 2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8:.G133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Mar 1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9:.G133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Feb 29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40:.G134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Feb 28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1:.G134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Feb 27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2:.G134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Feb 26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3:.G134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Feb 25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4:.G134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Feb 24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5:.G134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Feb 23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46:.G134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Feb 22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7:.G134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Feb 21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48:.G134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Feb 20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9:.G134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Feb 19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0:.G135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Feb 18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51:.G1351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Feb 17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2:.G135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Feb 16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53:.G135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Feb 15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4:.G1354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Feb 14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5:.G135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Feb 13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6:.G1356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Feb 12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7:.G135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Feb 11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58:.G135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Feb 10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9:.G135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Feb 9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0:.G136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Feb 8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61:.G136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Feb 7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2:.G136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Feb 6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63:.G1363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Feb 5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4:.G136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Feb 4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65:.G136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Feb 3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6:.G136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Feb 2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7:.G136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Feb 1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8:.G1368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Jan 31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9:.G136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Jan 30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0:.G137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Jan 29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1:.G137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Jan 28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2:.G137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Jan 27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73:.G137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Jan 26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74:.G1374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Jan 25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5:.G137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Jan 24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76:.G137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Jan 23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77:.G137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Jan 22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8:.G137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Jan 21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9:.G137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Jan 20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0:.G138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Jan 19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1:.G138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Jan 18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2:.G138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Jan 17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83:.G138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Jan 16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4:.G138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Jan 15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5:.G138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Jan 14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86:.G138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Jan 13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7:.G138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Jan 12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8:.G138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Jan 11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9:.G138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Jan 10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0:.G139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Jan 9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1:.G139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Jan 8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2:.G139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Jan 7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3:.G139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Jan 6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94:.G139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Jan 5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5:.G139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Jan 4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6:.G139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Jan 3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7:.G139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Jan 2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8:.G139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Jan 1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9:.G139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Dec 31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0:.G140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Dec 30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01:.G140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Dec 29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402:.G1402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Dec 28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3:.G140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Dec 27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4:.G140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Dec 26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5:.G140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Dec 25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06:.G140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Dec 24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7:.G140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Dec 23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8:.G140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Dec 22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9:.G140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Dec 21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0:.G141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Dec 20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11:.G141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Dec 19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12:.G1412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Dec 18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3:.G141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Dec 17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4:.G141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Dec 16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15:.G141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Dec 15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6:.G141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Dec 14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7:.G1417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Dec 13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8:.G141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Dec 12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19:.G141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Dec 11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0:.G1420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Dec 10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21:.G142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Dec 9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2:.G142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Dec 8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3:.G142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Dec 7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24:.G142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Dec 6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5:.G142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Dec 5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6:.G142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Dec 4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27:.G142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Dec 3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28:.G142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Dec 2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9:.G142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Dec 1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0:.G143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Nov 30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31:.G143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Nov 29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2:.G143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Nov 28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33:.G143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Nov 27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34:.G143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Nov 26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5:.G143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Nov 25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6:.G143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Nov 24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7:.G1437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Nov 23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8:.G143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Nov 22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9:.G143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Nov 21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40:.G144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Nov 20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41:.G144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Nov 19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2:.G144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Nov 18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43:.G144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Nov 17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44:.G144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Nov 16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5:.G144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Nov 15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46:.G144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Nov 14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47:.G144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Nov 13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8:.G144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Nov 12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49:.G144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Nov 11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50:.G145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Nov 10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1:.G145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Nov 9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2:.G145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Nov 8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53:.G145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Nov 7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54:.G145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Nov 6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55:.G145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Nov 5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6:.G145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Nov 4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7:.G1457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Nov 3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8:.G145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Nov 2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9:.G145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Nov 1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60:.G146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Oct 31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461:.G1461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Oct 30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62:.G146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Oct 29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3:.G146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Oct 28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4:.G146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Oct 27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65:.G146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Oct 26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6:.G146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Oct 25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67:.G146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Oct 24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8:.G146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Oct 23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69:.G146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Oct 22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0:.G147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Oct 21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1:.G147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Oct 20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72:.G147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Oct 19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3:.G147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Oct 18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4:.G1474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Oct 17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5:.G147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Oct 16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6:.G147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Oct 15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77:.G147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Oct 14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78:.G147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Oct 13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9:.G147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Oct 12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0:.G148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Oct 11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81:.G148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Oct 10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2:.G148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Oct 9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83:.G148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Oct 8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4:.G148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Oct 7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85:.G148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Oct 6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6:.G148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Oct 5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7:.G148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Oct 4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88:.G148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Oct 3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89:.G148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Oct 2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0:.G1490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Oct 1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91:.G149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Sep 30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2:.G149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Sep 29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3:.G149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Sep 28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4:.G149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Sep 27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95:.G149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Sep 26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6:.G149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Sep 25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7:.G149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Sep 24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8:.G149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Sep 23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99:.G149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Sep 22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0:.G150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Sep 21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01:.G150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Sep 20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02:.G150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Sep 19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3:.G150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Sep 18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4:.G150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Sep 17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5:.G150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Sep 16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06:.G150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Sep 15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7:.G150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Sep 14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08:.G150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Sep 13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9:.G150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Sep 12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10:.G151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Sep 11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11:.G151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Sep 10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12:.G151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Sep 9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3:.G151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Sep 8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14:.G1514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Sep 7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5:.G151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Sep 6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16:.G1516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Sep 5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7:.G151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Sep 4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18:.G151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Sep 3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9:.G151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Sep 2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20:.G152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Sep 1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1:.G152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Aug 31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2:.G152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Aug 30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23:.G152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Aug 29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4:.G152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Aug 28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5:.G152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Aug 27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26:.G1526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Aug 26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7:.G152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Aug 25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8:.G152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Aug 24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9:.G152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Aug 23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30:.G153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Aug 22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31:.G153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Aug 21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32:.G153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Aug 20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33:.G153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Aug 19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4:.G153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Aug 18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5:.G153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Aug 17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36:.G153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Aug 16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37:.G153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Aug 15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8:.G153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Aug 14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9:.G153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Aug 13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0:.G154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Aug 12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41:.G154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Aug 11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42:.G154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Aug 10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43:.G154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Aug 9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4:.G154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Aug 8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5:.G154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Aug 7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546:.G1546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Aug 6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7:.G154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Aug 5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8:.G154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Aug 4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9:.G154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Aug 3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50:.G155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Aug 2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1:.G155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Aug 1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2:.G155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Jul 31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3:.G155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Jul 30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54:.G155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Jul 29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5:.G155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Jul 28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6:.G155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Jul 27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57:.G155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Jul 26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58:.G155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Jul 25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59:.G155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Jul 24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60:.G156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Jul 23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1:.G156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Jul 22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2:.G156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Jul 21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3:.G156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Jul 20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64:.G1564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Jul 19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65:.G1565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Jul 18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66:.G156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Jul 17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67:.G156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Jul 16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8:.G156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Jul 15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69:.G156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Jul 14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0:.G157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Jul 13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1:.G157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Jul 12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72:.G157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Jul 11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73:.G157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Jul 10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4:.G157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Jul 9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5:.G157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Jul 8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6:.G157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Jul 7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77:.G157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Jul 6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8:.G157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Jul 5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79:.G157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Jul 4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80:.G158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Jul 3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1:.G158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Jul 2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2:.G158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Jul 1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83:.G158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Jun 30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84:.G158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Jun 29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85:.G158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Jun 28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6:.G158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Jun 27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87:.G158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Jun 26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8:.G158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Jun 25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9:.G158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Jun 24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0:.G159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Jun 23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1:.G159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Jun 22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2:.G159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Jun 21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3:.G159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Jun 20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94:.G159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Jun 19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5:.G159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Jun 18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6:.G159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Jun 17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7:.G159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Jun 16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98:.G159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Jun 15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9:.G159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Jun 14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0:.G160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Jun 13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01:.G160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Jun 12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02:.G160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Jun 11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3:.G160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Jun 10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4:.G160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Jun 9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05:.G160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Jun 8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6:.G160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Jun 7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07:.G160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Jun 6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08:.G160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Jun 5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9:.G160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Jun 4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10:.G161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Jun 3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11:.G161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Jun 2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12:.G161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Jun 1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3:.G161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May 31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14:.G161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May 30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15:.G161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May 29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16:.G161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May 28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7:.G161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May 27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18:.G161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May 26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19:.G161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May 25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0:.G1620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May 24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21:.G162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May 23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22:.G162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May 22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23:.G162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May 21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4:.G162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May 20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5:.G162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May 19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6:.G162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May 18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7:.G162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May 17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8:.G1628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May 16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9:.G162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May 15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0:.G163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May 14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1:.G1631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May 13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2:.G163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May 12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33:.G163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May 11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4:.G163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May 10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5:.G163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May 9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6:.G163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May 8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7:.G163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May 7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8:.G163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May 6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9:.G163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May 5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0:.G164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May 4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41:.G1641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May 3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2:.G164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May 2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43:.G164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May 1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4:.G164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Apr 30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5:.G164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Apr 29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6:.G164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Apr 28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47:.G164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Apr 27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8:.G164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Apr 26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9:.G164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Apr 25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0:.G165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Apr 24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1:.G165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Apr 23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52:.G165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Apr 22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3:.G165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Apr 21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54:.G165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Apr 20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5:.G165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Apr 19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6:.G165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Apr 18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7:.G165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Apr 17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58:.G165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Apr 16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9:.G165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Apr 15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0:.G166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Apr 14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61:.G1661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Apr 13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2:.G1662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Apr 12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3:.G166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Apr 11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4:.G166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Apr 10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5:.G166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Apr 9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6:.G1666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Apr 8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67:.G166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Apr 7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8:.G166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Apr 6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69:.G166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Apr 5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0:.G167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Apr 4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1:.G167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Apr 3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2:.G167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Apr 2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3:.G167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Apr 1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4:.G1674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Mar 31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5:.G167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Mar 30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6:.G167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Mar 29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7:.G167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Mar 28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78:.G167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Mar 27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79:.G167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Mar 26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0:.G168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Mar 25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1:.G168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Mar 24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2:.G168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Mar 23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83:.G168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Mar 22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4:.G168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Mar 21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5:.G1685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Mar 20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6:.G168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Mar 19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7:.G168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Mar 18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88:.G168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Mar 17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9:.G168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Mar 16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90:.G169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Mar 15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1:.G169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Mar 14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2:.G1692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Mar 13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3:.G169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Mar 12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94:.G169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Mar 11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5:.G169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Mar 10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96:.G169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Mar 9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7:.G169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Mar 8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98:.G169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Mar 7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99:.G169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Mar 6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0:.G170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Mar 5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01:.G170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Mar 4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2:.G170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Mar 3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3:.G170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Mar 2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04:.G170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Mar 1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5:.G170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Feb 28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06:.G170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Feb 27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7:.G170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Feb 26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8:.G170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Feb 25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9:.G170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Feb 24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10:.G171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Feb 23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1:.G171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Feb 22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2:.G171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Feb 21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3:.G171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Feb 20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4:.G171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Feb 19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5:.G171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Feb 18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6:.G171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Feb 17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17:.G171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Feb 16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8:.G171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Feb 15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9:.G171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Feb 14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0:.G172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Feb 13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1:.G1721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Feb 12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2:.G172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Feb 11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3:.G172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Feb 10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24:.G172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Feb 9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5:.G172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Feb 8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26:.G1726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Feb 7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7:.G172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Feb 6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28:.G172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Feb 5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9:.G172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Feb 4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0:.G173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Feb 3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1:.G173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Feb 2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2:.G173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Feb 1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33:.G173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Jan 31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734:.G1734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Jan 30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5:.G173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Jan 29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36:.G173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Jan 28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7:.G173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Jan 27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8:.G173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Jan 26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39:.G173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Jan 25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0:.G174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Jan 24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1:.G174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Jan 23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2:.G174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Jan 22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43:.G174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Jan 21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4:.G174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Jan 20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45:.G174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Jan 19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6:.G174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Jan 18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7:.G174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Jan 17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8:.G174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Jan 16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49:.G1749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Jan 15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50:.G175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Jan 14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1:.G175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Jan 13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52:.G175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Jan 12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3:.G175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Jan 11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54:.G175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Jan 10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5:.G1755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Jan 9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6:.G175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Jan 8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57:.G175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Jan 7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58:.G175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Jan 6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9:.G175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Jan 5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60:.G176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Jan 4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1:.G176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Jan 3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62:.G176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Jan 2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3:.G176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Jan 1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4:.G176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Dec 31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5:.G176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Dec 30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6:.G176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Dec 29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7:.G176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Dec 28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68:.G176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Dec 27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69:.G176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Dec 26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0:.G1770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Dec 25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71:.G177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Dec 24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72:.G177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Dec 23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3:.G177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Dec 22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74:.G177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Dec 21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5:.G177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Dec 20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76:.G177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Dec 19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77:.G177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Dec 18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8:.G177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Dec 17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9:.G177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Dec 16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0:.G178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Dec 15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81:.G178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Dec 14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82:.G178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Dec 13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3:.G178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Dec 12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784:.G1784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Dec 11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5:.G178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Dec 10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6:.G178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Dec 9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7:.G1787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Dec 8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8:.G178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Dec 7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89:.G178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Dec 6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90:.G179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Dec 5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91:.G179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Dec 4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92:.G179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Dec 3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93:.G179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Dec 2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794:.G1794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Dec 1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5:.G179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Nov 30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96:.G179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Nov 29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7:.G179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Nov 28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8:.G179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Nov 27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9:.G179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Nov 26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00:.G1800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Nov 25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01:.G180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Nov 24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02:.G180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Nov 23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3:.G180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Nov 22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4:.G180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Nov 21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5:.G180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Nov 20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6:.G180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Nov 19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7:.G180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Nov 18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08:.G180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Nov 17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9:.G180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Nov 16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10:.G181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Nov 15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1:.G181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Nov 14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12:.G181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Nov 13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3:.G1813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Nov 12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14:.G181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Nov 11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5:.G1815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Nov 10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16:.G181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Nov 9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7:.G181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Nov 8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18:.G181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Nov 7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9:.G181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Nov 6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20:.G182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Nov 5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1:.G182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Nov 4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2:.G182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Nov 3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23:.G182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Nov 2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24:.G182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Nov 1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5:.G182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Oct 31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26:.G182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Oct 30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7:.G182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Oct 29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8:.G182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Oct 28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829:.G1829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Oct 27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0:.G183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Oct 26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31:.G183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Oct 25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2:.G183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Oct 24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33:.G183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Oct 23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4:.G183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Oct 22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5:.G183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Oct 21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6:.G1836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Oct 20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37:.G183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Oct 19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38:.G183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Oct 18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9:.G183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Oct 17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0:.G184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Oct 16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1:.G1841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Oct 15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42:.G184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Oct 14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3:.G184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Oct 13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4:.G184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Oct 12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5:.G184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Oct 11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6:.G184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Oct 10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47:.G184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Oct 9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48:.G1848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Oct 8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49:.G184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Oct 7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0:.G185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Oct 6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1:.G1851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Oct 5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2:.G185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Oct 4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53:.G185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Oct 3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4:.G185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Oct 2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55:.G185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Oct 1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6:.G185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Sep 30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7:.G185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Sep 29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8:.G185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Sep 28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9:.G185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Sep 27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60:.G186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Sep 26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61:.G186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Sep 25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62:.G186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Sep 24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3:.G186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Sep 23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4:.G186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Sep 22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5:.G186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Sep 21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6:.G186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Sep 20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7:.G186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Sep 19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68:.G186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Sep 18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69:.G186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Sep 17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0:.G187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Sep 16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1:.G187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Sep 15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2:.G187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Sep 14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3:.G187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Sep 13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4:.G187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Sep 12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75:.G187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Sep 11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76:.G1876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Sep 10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7:.G187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Sep 9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78:.G1878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Sep 8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9:.G187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Sep 7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80:.G188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Sep 6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881:.G1881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Sep 5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82:.G188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Sep 4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3:.G188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Sep 3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4:.G188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Sep 2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85:.G188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Sep 1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86:.G188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Aug 31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87:.G188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Aug 30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8:.G188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Aug 29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9:.G1889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Aug 28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0:.G189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Aug 27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1:.G189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Aug 26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2:.G189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Aug 25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93:.G189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Aug 24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4:.G189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Aug 23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95:.G189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Aug 22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96:.G189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Aug 21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97:.G189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Aug 20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98:.G189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Aug 19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99:.G189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Aug 18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0:.G190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Aug 17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1:.G190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Aug 16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2:.G190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Aug 15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03:.G190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Aug 14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4:.G190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Aug 13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05:.G190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Aug 12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6:.G190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Aug 11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7:.G190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Aug 10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08:.G190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Aug 9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9:.G190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Aug 8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0:.G191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Aug 7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1:.G191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Aug 6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2:.G191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Aug 5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3:.G191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Aug 4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14:.G191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Aug 3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5:.G191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Aug 2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6:.G191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Aug 1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7:.G191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Jul 31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8:.G191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Jul 30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9:.G191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Jul 29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0:.G192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Jul 28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921:.G192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Jul 27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2:.G192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Jul 26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23:.G192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Jul 25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4:.G192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Jul 24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5:.G192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Jul 23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6:.G1926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Jul 22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7:.G192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Jul 21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8:.G1928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Jul 20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9:.G1929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Jul 19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30:.G193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Jul 18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31:.G193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Jul 17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2:.G193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Jul 16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3:.G193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Jul 15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4:.G193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Jul 14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35:.G193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Jul 13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6:.G193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Jul 12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7:.G193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Jul 11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8:.G193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Jul 10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9:.G193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Jul 9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940:.G1940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Jul 8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1:.G194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Jul 7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42:.G194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Jul 6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3:.G194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Jul 5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4:.G1944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Jul 4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5:.G194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Jul 3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46:.G194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Jul 2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47:.G194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Jul 1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8:.G194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Jun 30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9:.G194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Jun 29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0:.G195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Jun 28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51:.G195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Jun 27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52:.G1952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Jun 26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53:.G195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Jun 25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4:.G195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Jun 24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55:.G195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Jun 23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56:.G195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Jun 22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57:.G195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Jun 21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58:.G195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Jun 20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959:.G1959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Jun 19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60:.G1960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Jun 18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Jun 17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Jun 16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Jun 15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Jun 14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Jun 13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Jun 12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Jun 11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Jun 10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Jun 9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Jun 8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Jun 7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Jun 6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Jun 5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Jun 4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Jun 3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Jun 2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Jun 1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May 31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May 30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May 29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May 28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May 27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May 26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May 25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May 24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May 23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May 22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May 21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May 20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May 19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May 18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May 17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May 16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May 15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May 14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May 13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May 12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May 11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May 10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May 9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May 8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May 7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May 6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May 5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May 4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May 3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May 2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May 1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Apr 30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Apr 29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Apr 28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Apr 27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Apr 26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Apr 25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Apr 24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Apr 23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Apr 22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Apr 21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Apr 20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Apr 19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Apr 18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Apr 17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Apr 16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Apr 15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Apr 14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Apr 13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Apr 12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Apr 11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Apr 10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Apr 9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Apr 8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Apr 7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Apr 6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Apr 5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Apr 4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Apr 3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Apr 2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Apr 1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Mar 31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Mar 30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Mar 29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Mar 28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Mar 27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Mar 26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Mar 25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Mar 24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Mar 23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Mar 22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Mar 21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Mar 20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Mar 19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Mar 18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Mar 17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Mar 16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Mar 15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Mar 14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Mar 13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Mar 12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Mar 11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Mar 10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Mar 9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Mar 8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Mar 7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Mar 6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Mar 5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Mar 4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Mar 3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Mar 2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Mar 1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Feb 28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Feb 27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Feb 26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Feb 25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Feb 24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Feb 23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Feb 22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Feb 21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Feb 20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Feb 19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Feb 18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Feb 17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Feb 16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Feb 15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Feb 14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Feb 13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Feb 12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Feb 11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Feb 10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Feb 9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Feb 8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Feb 7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Feb 6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Feb 5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Feb 4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Feb 3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Feb 2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Feb 1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Jan 31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Jan 30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Jan 29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Jan 28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Jan 27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Jan 26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Jan 25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Jan 24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Jan 23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Jan 22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Jan 21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Jan 20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Jan 19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Jan 18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Jan 17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Jan 16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Jan 15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Jan 14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Jan 13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Jan 12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Jan 11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Jan 10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Jan 9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Jan 8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Jan 7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Jan 6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Jan 5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Jan 4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Jan 3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Jan 2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Jan 1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Dec 31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Dec 30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Dec 29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Dec 28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Dec 27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Dec 26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Dec 25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Dec 24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Dec 23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Dec 22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Dec 21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Dec 20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Dec 19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Dec 18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Dec 17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Dec 16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Dec 15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Dec 14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Dec 13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Dec 12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Dec 11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Dec 10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Dec 9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Dec 8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Dec 7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Dec 6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Dec 5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Dec 4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Dec 3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Dec 2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Dec 1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Nov 30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Nov 29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Nov 28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Nov 27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Nov 26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Nov 25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Nov 24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Nov 23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Nov 22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Nov 21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Nov 20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Nov 19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Nov 18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Nov 17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Nov 16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Nov 15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Nov 14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Nov 13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Nov 12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Nov 11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Nov 10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Nov 9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Nov 8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Nov 7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Nov 6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Nov 5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Nov 4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Nov 3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Nov 2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Nov 1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Oct 31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Oct 30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Oct 29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Oct 28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Oct 27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Oct 26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Oct 25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Oct 24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Oct 23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Oct 22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Oct 21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Oct 20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Oct 19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Oct 18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Oct 17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Oct 16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Oct 15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Oct 14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Oct 13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Oct 12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Oct 11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Oct 10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Oct 9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Oct 8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Oct 7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Oct 6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Oct 5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Oct 4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Oct 3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Oct 2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Oct 1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Sep 30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Sep 29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Sep 28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Sep 27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Sep 26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Sep 25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Sep 24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Sep 23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Sep 22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Sep 21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Sep 20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Sep 19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Sep 18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Sep 17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Sep 16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Sep 15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Sep 14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Sep 13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Sep 12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Sep 11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Sep 10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Sep 9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Sep 8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Sep 7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Sep 6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Sep 5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Sep 4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Sep 3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Sep 2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Sep 1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Aug 31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Aug 30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Aug 29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Aug 28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Aug 27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Aug 26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Aug 25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Aug 24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Aug 23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Aug 22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Aug 21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Aug 20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Aug 19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Aug 18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Aug 17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Aug 16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Aug 15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Aug 14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Aug 13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Aug 12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Aug 11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Aug 10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Aug 9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Aug 8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Aug 7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Aug 6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Aug 5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Aug 4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Aug 3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Aug 2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Aug 1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Jul 31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Jul 30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Jul 29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Jul 28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Jul 27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Jul 26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Jul 25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Jul 24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Jul 23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Jul 22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Jul 21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Jul 20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Jul 19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Jul 18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Jul 17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Jul 16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Jul 15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Jul 14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Jul 13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Jul 12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Jul 11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Jul 10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Jul 9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Jul 8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Jul 7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Jul 6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Jul 5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Jul 4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Jul 3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Jul 2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Jul 1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Jun 30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Jun 29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Jun 28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Jun 27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Jun 26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Jun 25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Jun 24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Jun 23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Jun 22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Jun 21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Jun 20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Jun 19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Jun 18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Jun 17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Jun 16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Jun 15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Jun 14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Jun 13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Jun 12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Jun 11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Jun 10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Jun 9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Jun 8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Jun 7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Jun 6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Jun 5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Jun 4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Jun 3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Jun 2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Jun 1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May 31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May 30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May 29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May 28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May 27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May 26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May 25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May 24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May 23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May 22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May 21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May 20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May 19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May 18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May 17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May 16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May 15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May 14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May 13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May 12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May 11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May 10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May 9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May 8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May 7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May 6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May 5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May 4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May 3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May 2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May 1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Apr 30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Apr 29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Apr 28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Apr 27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Apr 26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Apr 25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Apr 24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Apr 23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Apr 22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Apr 21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Apr 20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Apr 19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Apr 18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Apr 17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Apr 16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Apr 15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Apr 14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Apr 13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Apr 12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Apr 11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Apr 10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Apr 9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Apr 8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Apr 7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Apr 6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Apr 5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Apr 4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Apr 3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Apr 2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Apr 1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Mar 31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Mar 30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Mar 29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Mar 28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Mar 27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Mar 26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Mar 25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Mar 24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Mar 23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Mar 22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Mar 21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Mar 20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Mar 19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Mar 18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Mar 17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Mar 16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Mar 15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Mar 14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Mar 13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Mar 12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Mar 11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Mar 10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Mar 9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Mar 8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Mar 7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Mar 6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Mar 5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Mar 4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Mar 3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Mar 2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Mar 1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Feb 28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Feb 27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Feb 26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Feb 25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Feb 24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Feb 23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Feb 22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Feb 21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Feb 20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Feb 19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Feb 18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Feb 17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Feb 16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Feb 15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Feb 14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Feb 13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Feb 12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Feb 11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Feb 10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Feb 9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Feb 8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Feb 7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Feb 6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Feb 5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Feb 4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Feb 3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Feb 2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Feb 1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Jan 31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Jan 30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Jan 29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Jan 28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Jan 27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Jan 26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Jan 25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Jan 24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Jan 23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Jan 22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Jan 21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Jan 20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Jan 19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Jan 18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Jan 17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Jan 16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Jan 15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Jan 14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Jan 13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Jan 12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Jan 11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Jan 10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Jan 9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Jan 8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Jan 7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Jan 6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Jan 5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Jan 4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Jan 3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Jan 2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Jan 1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Dec 31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Dec 30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Dec 29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Dec 28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Dec 27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Dec 26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Dec 25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Dec 24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Dec 23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Dec 22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Dec 21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Dec 20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Dec 19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Dec 18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Dec 17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Dec 16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Dec 15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Dec 14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Dec 13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Dec 12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9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5.67pt" svg:height="13.32pt" svg:x="42.43pt" svg:y="12.7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0" calcext:value-type="float">
            <text:p>0</text:p>
          </table:table-cell>
          <table:table-cell table:style-name="ce28" table:formula="of:=COUNTIF(Last12;[.A2])" office:value-type="float" office:value="0" calcext:value-type="float">
            <text:p>0</text:p>
          </table:table-cell>
          <table:table-cell table:style-name="ce29" table:formula="of:=COUNTIF(Last50;[.A2])" office:value-type="float" office:value="3" calcext:value-type="float">
            <text:p>3</text:p>
          </table:table-cell>
          <table:table-cell table:style-name="ce30" table:formula="of:=COUNTIF(Last100;[.A2])" office:value-type="float" office:value="7" calcext:value-type="float">
            <text:p>7</text:p>
          </table:table-cell>
          <table:table-cell table:style-name="ce31" table:formula="of:=COUNTIF(Total;[.A2])" office:value-type="float" office:value="254" calcext:value-type="float">
            <text:p>254</text:p>
          </table:table-cell>
          <table:table-cell table:style-name="ce32" table:formula="of:=VALUE(50/[.D2])" office:value-type="float" office:value="16.6666666666667" calcext:value-type="float">
            <text:p>16.6666666666667</text:p>
          </table:table-cell>
          <table:table-cell table:style-name="ce1" table:formula="of:=IF([.B2]=0;[.$A2];&quot;&quot;)" office:value-type="float" office:value="1" calcext:value-type="float">
            <text:p>1</text:p>
          </table:table-cell>
          <table:table-cell table:style-name="ce33" table:formula="of:=IF([.C2]=0;[.$A2];&quot;&quot;)" office:value-type="float" office:value="1" calcext:value-type="float">
            <text:p>1</text:p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0" calcext:value-type="float">
            <text:p>0</text:p>
          </table:table-cell>
          <table:table-cell table:style-name="ce28" table:formula="of:=COUNTIF(Last12;[.A3])" office:value-type="float" office:value="1" calcext:value-type="float">
            <text:p>1</text:p>
          </table:table-cell>
          <table:table-cell table:style-name="ce29" table:formula="of:=COUNTIF(Last50;[.A3])" office:value-type="float" office:value="7" calcext:value-type="float">
            <text:p>7</text:p>
          </table:table-cell>
          <table:table-cell table:style-name="ce30" table:formula="of:=COUNTIF(Last100;[.A3])" office:value-type="float" office:value="20" calcext:value-type="float">
            <text:p>20</text:p>
          </table:table-cell>
          <table:table-cell table:style-name="ce31" table:formula="of:=COUNTIF(Total;[.A3])" office:value-type="float" office:value="284" calcext:value-type="float">
            <text:p>284</text:p>
          </table:table-cell>
          <table:table-cell table:style-name="ce32" table:formula="of:=VALUE(50/[.D3])" office:value-type="float" office:value="7.14285714285714" calcext:value-type="float">
            <text:p>7.14285714285714</text:p>
          </table:table-cell>
          <table:table-cell table:style-name="ce1" table:formula="of:=IF([.B3]=0;[.$A3];&quot;&quot;)" office:value-type="float" office:value="2" calcext:value-type="float">
            <text:p>2</text:p>
          </table:table-cell>
          <table:table-cell table:style-name="ce33" table:formula="of:=IF([.C3]=0;[.$A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0" calcext:value-type="float">
            <text:p>0</text:p>
          </table:table-cell>
          <table:table-cell table:style-name="ce28" table:formula="of:=COUNTIF(Last12;[.A4])" office:value-type="float" office:value="1" calcext:value-type="float">
            <text:p>1</text:p>
          </table:table-cell>
          <table:table-cell table:style-name="ce29" table:formula="of:=COUNTIF(Last50;[.A4])" office:value-type="float" office:value="3" calcext:value-type="float">
            <text:p>3</text:p>
          </table:table-cell>
          <table:table-cell table:style-name="ce30" table:formula="of:=COUNTIF(Last100;[.A4])" office:value-type="float" office:value="11" calcext:value-type="float">
            <text:p>11</text:p>
          </table:table-cell>
          <table:table-cell table:style-name="ce31" table:formula="of:=COUNTIF(Total;[.A4])" office:value-type="float" office:value="280" calcext:value-type="float">
            <text:p>280</text:p>
          </table:table-cell>
          <table:table-cell table:style-name="ce32" table:formula="of:=VALUE(50/[.D4])" office:value-type="float" office:value="16.6666666666667" calcext:value-type="float">
            <text:p>16.6666666666667</text:p>
          </table:table-cell>
          <table:table-cell table:style-name="ce1" table:formula="of:=IF([.B4]=0;[.$A4];&quot;&quot;)" office:value-type="float" office:value="3" calcext:value-type="float">
            <text:p>3</text:p>
          </table:table-cell>
          <table:table-cell table:style-name="ce33" table:formula="of:=IF([.C4]=0;[.$A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0" calcext:value-type="float">
            <text:p>0</text:p>
          </table:table-cell>
          <table:table-cell table:style-name="ce28" table:formula="of:=COUNTIF(Last12;[.A5])" office:value-type="float" office:value="0" calcext:value-type="float">
            <text:p>0</text:p>
          </table:table-cell>
          <table:table-cell table:style-name="ce29" table:formula="of:=COUNTIF(Last50;[.A5])" office:value-type="float" office:value="7" calcext:value-type="float">
            <text:p>7</text:p>
          </table:table-cell>
          <table:table-cell table:style-name="ce30" table:formula="of:=COUNTIF(Last100;[.A5])" office:value-type="float" office:value="12" calcext:value-type="float">
            <text:p>12</text:p>
          </table:table-cell>
          <table:table-cell table:style-name="ce31" table:formula="of:=COUNTIF(Total;[.A5])" office:value-type="float" office:value="263" calcext:value-type="float">
            <text:p>263</text:p>
          </table:table-cell>
          <table:table-cell table:style-name="ce32" table:formula="of:=VALUE(50/[.D5])" office:value-type="float" office:value="7.14285714285714" calcext:value-type="float">
            <text:p>7.14285714285714</text:p>
          </table:table-cell>
          <table:table-cell table:style-name="ce1" table:formula="of:=IF([.B5]=0;[.$A5];&quot;&quot;)" office:value-type="float" office:value="4" calcext:value-type="float">
            <text:p>4</text:p>
          </table:table-cell>
          <table:table-cell table:style-name="ce33" table:formula="of:=IF([.C5]=0;[.$A5];&quot;&quot;)" office:value-type="float" office:value="4" calcext:value-type="float">
            <text:p>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0" calcext:value-type="float">
            <text:p>0</text:p>
          </table:table-cell>
          <table:table-cell table:style-name="ce28" table:formula="of:=COUNTIF(Last12;[.A6])" office:value-type="float" office:value="2" calcext:value-type="float">
            <text:p>2</text:p>
          </table:table-cell>
          <table:table-cell table:style-name="ce29" table:formula="of:=COUNTIF(Last50;[.A6])" office:value-type="float" office:value="7" calcext:value-type="float">
            <text:p>7</text:p>
          </table:table-cell>
          <table:table-cell table:style-name="ce30" table:formula="of:=COUNTIF(Last100;[.A6])" office:value-type="float" office:value="12" calcext:value-type="float">
            <text:p>12</text:p>
          </table:table-cell>
          <table:table-cell table:style-name="ce31" table:formula="of:=COUNTIF(Total;[.A6])" office:value-type="float" office:value="233" calcext:value-type="float">
            <text:p>233</text:p>
          </table:table-cell>
          <table:table-cell table:style-name="ce32" table:formula="of:=VALUE(50/[.D6])" office:value-type="float" office:value="7.14285714285714" calcext:value-type="float">
            <text:p>7.14285714285714</text:p>
          </table:table-cell>
          <table:table-cell table:style-name="ce1" table:formula="of:=IF([.B6]=0;[.$A6];&quot;&quot;)" office:value-type="float" office:value="5" calcext:value-type="float">
            <text:p>5</text:p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1" calcext:value-type="float">
            <text:p>1</text:p>
          </table:table-cell>
          <table:table-cell table:style-name="ce28" table:formula="of:=COUNTIF(Last12;[.A7])" office:value-type="float" office:value="1" calcext:value-type="float">
            <text:p>1</text:p>
          </table:table-cell>
          <table:table-cell table:style-name="ce29" table:formula="of:=COUNTIF(Last50;[.A7])" office:value-type="float" office:value="5" calcext:value-type="float">
            <text:p>5</text:p>
          </table:table-cell>
          <table:table-cell table:style-name="ce30" table:formula="of:=COUNTIF(Last100;[.A7])" office:value-type="float" office:value="10" calcext:value-type="float">
            <text:p>10</text:p>
          </table:table-cell>
          <table:table-cell table:style-name="ce31" table:formula="of:=COUNTIF(Total;[.A7])" office:value-type="float" office:value="262" calcext:value-type="float">
            <text:p>262</text:p>
          </table:table-cell>
          <table:table-cell table:style-name="ce32" table:formula="of:=VALUE(50/[.D7])" office:value-type="float" office:value="10" calcext:value-type="float">
            <text:p>10</text:p>
          </table:table-cell>
          <table:table-cell table:style-name="ce1" table:formula="of:=IF([.B7]=0;[.$A7];&quot;&quot;)">
            <text:p/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0" calcext:value-type="float">
            <text:p>0</text:p>
          </table:table-cell>
          <table:table-cell table:style-name="ce28" table:formula="of:=COUNTIF(Last12;[.A8])" office:value-type="float" office:value="1" calcext:value-type="float">
            <text:p>1</text:p>
          </table:table-cell>
          <table:table-cell table:style-name="ce29" table:formula="of:=COUNTIF(Last50;[.A8])" office:value-type="float" office:value="10" calcext:value-type="float">
            <text:p>10</text:p>
          </table:table-cell>
          <table:table-cell table:style-name="ce30" table:formula="of:=COUNTIF(Last100;[.A8])" office:value-type="float" office:value="13" calcext:value-type="float">
            <text:p>13</text:p>
          </table:table-cell>
          <table:table-cell table:style-name="ce31" table:formula="of:=COUNTIF(Total;[.A8])" office:value-type="float" office:value="295" calcext:value-type="float">
            <text:p>295</text:p>
          </table:table-cell>
          <table:table-cell table:style-name="ce32" table:formula="of:=VALUE(50/[.D8])" office:value-type="float" office:value="5" calcext:value-type="float">
            <text:p>5</text:p>
          </table:table-cell>
          <table:table-cell table:style-name="ce1" table:formula="of:=IF([.B8]=0;[.$A8];&quot;&quot;)" office:value-type="float" office:value="7" calcext:value-type="float">
            <text:p>7</text:p>
          </table:table-cell>
          <table:table-cell table:style-name="ce33" table:formula="of:=IF([.C8]=0;[.$A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1" calcext:value-type="float">
            <text:p>1</text:p>
          </table:table-cell>
          <table:table-cell table:style-name="ce28" table:formula="of:=COUNTIF(Last12;[.A9])" office:value-type="float" office:value="1" calcext:value-type="float">
            <text:p>1</text:p>
          </table:table-cell>
          <table:table-cell table:style-name="ce29" table:formula="of:=COUNTIF(Last50;[.A9])" office:value-type="float" office:value="13" calcext:value-type="float">
            <text:p>13</text:p>
          </table:table-cell>
          <table:table-cell table:style-name="ce30" table:formula="of:=COUNTIF(Last100;[.A9])" office:value-type="float" office:value="21" calcext:value-type="float">
            <text:p>21</text:p>
          </table:table-cell>
          <table:table-cell table:style-name="ce31" table:formula="of:=COUNTIF(Total;[.A9])" office:value-type="float" office:value="248" calcext:value-type="float">
            <text:p>248</text:p>
          </table:table-cell>
          <table:table-cell table:style-name="ce32" table:formula="of:=VALUE(50/[.D9])" office:value-type="float" office:value="3.84615384615385" calcext:value-type="float">
            <text:p>3.84615384615385</text:p>
          </table:table-cell>
          <table:table-cell table:style-name="ce1" table:formula="of:=IF([.B9]=0;[.$A9];&quot;&quot;)">
            <text:p/>
          </table:table-cell>
          <table:table-cell table:style-name="ce33" table:formula="of:=IF([.C9]=0;[.$A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1" calcext:value-type="float">
            <text:p>1</text:p>
          </table:table-cell>
          <table:table-cell table:style-name="ce28" table:formula="of:=COUNTIF(Last12;[.A10])" office:value-type="float" office:value="1" calcext:value-type="float">
            <text:p>1</text:p>
          </table:table-cell>
          <table:table-cell table:style-name="ce29" table:formula="of:=COUNTIF(Last50;[.A10])" office:value-type="float" office:value="3" calcext:value-type="float">
            <text:p>3</text:p>
          </table:table-cell>
          <table:table-cell table:style-name="ce30" table:formula="of:=COUNTIF(Last100;[.A10])" office:value-type="float" office:value="12" calcext:value-type="float">
            <text:p>12</text:p>
          </table:table-cell>
          <table:table-cell table:style-name="ce31" table:formula="of:=COUNTIF(Total;[.A10])" office:value-type="float" office:value="254" calcext:value-type="float">
            <text:p>254</text:p>
          </table:table-cell>
          <table:table-cell table:style-name="ce32" table:formula="of:=VALUE(50/[.D10])" office:value-type="float" office:value="16.6666666666667" calcext:value-type="float">
            <text:p>16.6666666666667</text:p>
          </table:table-cell>
          <table:table-cell table:style-name="ce1" table:formula="of:=IF([.B10]=0;[.$A10];&quot;&quot;)">
            <text:p/>
          </table:table-cell>
          <table:table-cell table:style-name="ce33" table:formula="of:=IF([.C10]=0;[.$A1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0" calcext:value-type="float">
            <text:p>0</text:p>
          </table:table-cell>
          <table:table-cell table:style-name="ce28" table:formula="of:=COUNTIF(Last12;[.A11])" office:value-type="float" office:value="2" calcext:value-type="float">
            <text:p>2</text:p>
          </table:table-cell>
          <table:table-cell table:style-name="ce29" table:formula="of:=COUNTIF(Last50;[.A11])" office:value-type="float" office:value="8" calcext:value-type="float">
            <text:p>8</text:p>
          </table:table-cell>
          <table:table-cell table:style-name="ce30" table:formula="of:=COUNTIF(Last100;[.A11])" office:value-type="float" office:value="17" calcext:value-type="float">
            <text:p>17</text:p>
          </table:table-cell>
          <table:table-cell table:style-name="ce31" table:formula="of:=COUNTIF(Total;[.A11])" office:value-type="float" office:value="253" calcext:value-type="float">
            <text:p>253</text:p>
          </table:table-cell>
          <table:table-cell table:style-name="ce32" table:formula="of:=VALUE(50/[.D11])" office:value-type="float" office:value="6.25" calcext:value-type="float">
            <text:p>6.25</text:p>
          </table:table-cell>
          <table:table-cell table:style-name="ce1" table:formula="of:=IF([.B11]=0;[.$A11];&quot;&quot;)" office:value-type="float" office:value="10" calcext:value-type="float">
            <text:p>10</text:p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1" calcext:value-type="float">
            <text:p>1</text:p>
          </table:table-cell>
          <table:table-cell table:style-name="ce28" table:formula="of:=COUNTIF(Last12;[.A12])" office:value-type="float" office:value="1" calcext:value-type="float">
            <text:p>1</text:p>
          </table:table-cell>
          <table:table-cell table:style-name="ce29" table:formula="of:=COUNTIF(Last50;[.A12])" office:value-type="float" office:value="9" calcext:value-type="float">
            <text:p>9</text:p>
          </table:table-cell>
          <table:table-cell table:style-name="ce30" table:formula="of:=COUNTIF(Last100;[.A12])" office:value-type="float" office:value="17" calcext:value-type="float">
            <text:p>17</text:p>
          </table:table-cell>
          <table:table-cell table:style-name="ce31" table:formula="of:=COUNTIF(Total;[.A12])" office:value-type="float" office:value="273" calcext:value-type="float">
            <text:p>273</text:p>
          </table:table-cell>
          <table:table-cell table:style-name="ce32" table:formula="of:=VALUE(50/[.D12])" office:value-type="float" office:value="5.55555555555556" calcext:value-type="float">
            <text:p>5.55555555555556</text:p>
          </table:table-cell>
          <table:table-cell table:style-name="ce1" table:formula="of:=IF([.B12]=0;[.$A12];&quot;&quot;)">
            <text:p/>
          </table:table-cell>
          <table:table-cell table:style-name="ce33" table:formula="of:=IF([.C12]=0;[.$A1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0" calcext:value-type="float">
            <text:p>0</text:p>
          </table:table-cell>
          <table:table-cell table:style-name="ce28" table:formula="of:=COUNTIF(Last12;[.A13])" office:value-type="float" office:value="0" calcext:value-type="float">
            <text:p>0</text:p>
          </table:table-cell>
          <table:table-cell table:style-name="ce29" table:formula="of:=COUNTIF(Last50;[.A13])" office:value-type="float" office:value="6" calcext:value-type="float">
            <text:p>6</text:p>
          </table:table-cell>
          <table:table-cell table:style-name="ce30" table:formula="of:=COUNTIF(Last100;[.A13])" office:value-type="float" office:value="15" calcext:value-type="float">
            <text:p>15</text:p>
          </table:table-cell>
          <table:table-cell table:style-name="ce31" table:formula="of:=COUNTIF(Total;[.A13])" office:value-type="float" office:value="277" calcext:value-type="float">
            <text:p>277</text:p>
          </table:table-cell>
          <table:table-cell table:style-name="ce32" table:formula="of:=VALUE(50/[.D13])" office:value-type="float" office:value="8.33333333333333" calcext:value-type="float">
            <text:p>8.33333333333333</text:p>
          </table:table-cell>
          <table:table-cell table:style-name="ce1" table:formula="of:=IF([.B13]=0;[.$A13];&quot;&quot;)" office:value-type="float" office:value="12" calcext:value-type="float">
            <text:p>12</text:p>
          </table:table-cell>
          <table:table-cell table:style-name="ce33" table:formula="of:=IF([.C13]=0;[.$A13];&quot;&quot;)" office:value-type="float" office:value="12" calcext:value-type="float">
            <text:p>12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2" calcext:value-type="float">
            <text:p>2</text:p>
          </table:table-cell>
          <table:table-cell table:style-name="ce28" table:formula="of:=COUNTIF(Last12;[.A14])" office:value-type="float" office:value="2" calcext:value-type="float">
            <text:p>2</text:p>
          </table:table-cell>
          <table:table-cell table:style-name="ce29" table:formula="of:=COUNTIF(Last50;[.A14])" office:value-type="float" office:value="6" calcext:value-type="float">
            <text:p>6</text:p>
          </table:table-cell>
          <table:table-cell table:style-name="ce30" table:formula="of:=COUNTIF(Last100;[.A14])" office:value-type="float" office:value="11" calcext:value-type="float">
            <text:p>11</text:p>
          </table:table-cell>
          <table:table-cell table:style-name="ce31" table:formula="of:=COUNTIF(Total;[.A14])" office:value-type="float" office:value="283" calcext:value-type="float">
            <text:p>283</text:p>
          </table:table-cell>
          <table:table-cell table:style-name="ce32" table:formula="of:=VALUE(50/[.D14])" office:value-type="float" office:value="8.33333333333333" calcext:value-type="float">
            <text:p>8.33333333333333</text:p>
          </table:table-cell>
          <table:table-cell table:style-name="ce1" table:formula="of:=IF([.B14]=0;[.$A14];&quot;&quot;)">
            <text:p/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1" calcext:value-type="float">
            <text:p>1</text:p>
          </table:table-cell>
          <table:table-cell table:style-name="ce28" table:formula="of:=COUNTIF(Last12;[.A15])" office:value-type="float" office:value="1" calcext:value-type="float">
            <text:p>1</text:p>
          </table:table-cell>
          <table:table-cell table:style-name="ce29" table:formula="of:=COUNTIF(Last50;[.A15])" office:value-type="float" office:value="2" calcext:value-type="float">
            <text:p>2</text:p>
          </table:table-cell>
          <table:table-cell table:style-name="ce30" table:formula="of:=COUNTIF(Last100;[.A15])" office:value-type="float" office:value="9" calcext:value-type="float">
            <text:p>9</text:p>
          </table:table-cell>
          <table:table-cell table:style-name="ce31" table:formula="of:=COUNTIF(Total;[.A15])" office:value-type="float" office:value="247" calcext:value-type="float">
            <text:p>247</text:p>
          </table:table-cell>
          <table:table-cell table:style-name="ce32" table:formula="of:=VALUE(50/[.D15])" office:value-type="float" office:value="25" calcext:value-type="float">
            <text:p>25</text:p>
          </table:table-cell>
          <table:table-cell table:style-name="ce1" table:formula="of:=IF([.B15]=0;[.$A15];&quot;&quot;)">
            <text:p/>
          </table:table-cell>
          <table:table-cell table:style-name="ce33" table:formula="of:=IF([.C15]=0;[.$A1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0" calcext:value-type="float">
            <text:p>0</text:p>
          </table:table-cell>
          <table:table-cell table:style-name="ce28" table:formula="of:=COUNTIF(Last12;[.A16])" office:value-type="float" office:value="0" calcext:value-type="float">
            <text:p>0</text:p>
          </table:table-cell>
          <table:table-cell table:style-name="ce29" table:formula="of:=COUNTIF(Last50;[.A16])" office:value-type="float" office:value="1" calcext:value-type="float">
            <text:p>1</text:p>
          </table:table-cell>
          <table:table-cell table:style-name="ce30" table:formula="of:=COUNTIF(Last100;[.A16])" office:value-type="float" office:value="10" calcext:value-type="float">
            <text:p>10</text:p>
          </table:table-cell>
          <table:table-cell table:style-name="ce31" table:formula="of:=COUNTIF(Total;[.A16])" office:value-type="float" office:value="255" calcext:value-type="float">
            <text:p>255</text:p>
          </table:table-cell>
          <table:table-cell table:style-name="ce32" table:formula="of:=VALUE(50/[.D16])" office:value-type="float" office:value="50" calcext:value-type="float">
            <text:p>50</text:p>
          </table:table-cell>
          <table:table-cell table:style-name="ce1" table:formula="of:=IF([.B16]=0;[.$A16];&quot;&quot;)" office:value-type="float" office:value="15" calcext:value-type="float">
            <text:p>15</text:p>
          </table:table-cell>
          <table:table-cell table:style-name="ce33" table:formula="of:=IF([.C16]=0;[.$A16];&quot;&quot;)" office:value-type="float" office:value="15" calcext:value-type="float">
            <text:p>15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0" calcext:value-type="float">
            <text:p>0</text:p>
          </table:table-cell>
          <table:table-cell table:style-name="ce28" table:formula="of:=COUNTIF(Last12;[.A17])" office:value-type="float" office:value="0" calcext:value-type="float">
            <text:p>0</text:p>
          </table:table-cell>
          <table:table-cell table:style-name="ce29" table:formula="of:=COUNTIF(Last50;[.A17])" office:value-type="float" office:value="4" calcext:value-type="float">
            <text:p>4</text:p>
          </table:table-cell>
          <table:table-cell table:style-name="ce30" table:formula="of:=COUNTIF(Last100;[.A17])" office:value-type="float" office:value="11" calcext:value-type="float">
            <text:p>11</text:p>
          </table:table-cell>
          <table:table-cell table:style-name="ce31" table:formula="of:=COUNTIF(Total;[.A17])" office:value-type="float" office:value="276" calcext:value-type="float">
            <text:p>276</text:p>
          </table:table-cell>
          <table:table-cell table:style-name="ce32" table:formula="of:=VALUE(50/[.D17])" office:value-type="float" office:value="12.5" calcext:value-type="float">
            <text:p>12.5</text:p>
          </table:table-cell>
          <table:table-cell table:style-name="ce1" table:formula="of:=IF([.B17]=0;[.$A17];&quot;&quot;)" office:value-type="float" office:value="16" calcext:value-type="float">
            <text:p>16</text:p>
          </table:table-cell>
          <table:table-cell table:style-name="ce33" table:formula="of:=IF([.C17]=0;[.$A17];&quot;&quot;)" office:value-type="float" office:value="16" calcext:value-type="float">
            <text:p>16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0" calcext:value-type="float">
            <text:p>0</text:p>
          </table:table-cell>
          <table:table-cell table:style-name="ce28" table:formula="of:=COUNTIF(Last12;[.A18])" office:value-type="float" office:value="2" calcext:value-type="float">
            <text:p>2</text:p>
          </table:table-cell>
          <table:table-cell table:style-name="ce29" table:formula="of:=COUNTIF(Last50;[.A18])" office:value-type="float" office:value="6" calcext:value-type="float">
            <text:p>6</text:p>
          </table:table-cell>
          <table:table-cell table:style-name="ce30" table:formula="of:=COUNTIF(Last100;[.A18])" office:value-type="float" office:value="11" calcext:value-type="float">
            <text:p>11</text:p>
          </table:table-cell>
          <table:table-cell table:style-name="ce31" table:formula="of:=COUNTIF(Total;[.A18])" office:value-type="float" office:value="236" calcext:value-type="float">
            <text:p>236</text:p>
          </table:table-cell>
          <table:table-cell table:style-name="ce32" table:formula="of:=VALUE(50/[.D18])" office:value-type="float" office:value="8.33333333333333" calcext:value-type="float">
            <text:p>8.33333333333333</text:p>
          </table:table-cell>
          <table:table-cell table:style-name="ce1" table:formula="of:=IF([.B18]=0;[.$A18];&quot;&quot;)" office:value-type="float" office:value="17" calcext:value-type="float">
            <text:p>17</text:p>
          </table:table-cell>
          <table:table-cell table:style-name="ce33" table:formula="of:=IF([.C18]=0;[.$A1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0" calcext:value-type="float">
            <text:p>0</text:p>
          </table:table-cell>
          <table:table-cell table:style-name="ce28" table:formula="of:=COUNTIF(Last12;[.A19])" office:value-type="float" office:value="1" calcext:value-type="float">
            <text:p>1</text:p>
          </table:table-cell>
          <table:table-cell table:style-name="ce29" table:formula="of:=COUNTIF(Last50;[.A19])" office:value-type="float" office:value="8" calcext:value-type="float">
            <text:p>8</text:p>
          </table:table-cell>
          <table:table-cell table:style-name="ce30" table:formula="of:=COUNTIF(Last100;[.A19])" office:value-type="float" office:value="17" calcext:value-type="float">
            <text:p>17</text:p>
          </table:table-cell>
          <table:table-cell table:style-name="ce31" table:formula="of:=COUNTIF(Total;[.A19])" office:value-type="float" office:value="295" calcext:value-type="float">
            <text:p>295</text:p>
          </table:table-cell>
          <table:table-cell table:style-name="ce32" table:formula="of:=VALUE(50/[.D19])" office:value-type="float" office:value="6.25" calcext:value-type="float">
            <text:p>6.25</text:p>
          </table:table-cell>
          <table:table-cell table:style-name="ce1" table:formula="of:=IF([.B19]=0;[.$A19];&quot;&quot;)" office:value-type="float" office:value="18" calcext:value-type="float">
            <text:p>18</text:p>
          </table:table-cell>
          <table:table-cell table:style-name="ce33" table:formula="of:=IF([.C19]=0;[.$A1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1" calcext:value-type="float">
            <text:p>1</text:p>
          </table:table-cell>
          <table:table-cell table:style-name="ce28" table:formula="of:=COUNTIF(Last12;[.A20])" office:value-type="float" office:value="4" calcext:value-type="float">
            <text:p>4</text:p>
          </table:table-cell>
          <table:table-cell table:style-name="ce29" table:formula="of:=COUNTIF(Last50;[.A20])" office:value-type="float" office:value="13" calcext:value-type="float">
            <text:p>13</text:p>
          </table:table-cell>
          <table:table-cell table:style-name="ce30" table:formula="of:=COUNTIF(Last100;[.A20])" office:value-type="float" office:value="23" calcext:value-type="float">
            <text:p>23</text:p>
          </table:table-cell>
          <table:table-cell table:style-name="ce31" table:formula="of:=COUNTIF(Total;[.A20])" office:value-type="float" office:value="280" calcext:value-type="float">
            <text:p>280</text:p>
          </table:table-cell>
          <table:table-cell table:style-name="ce32" table:formula="of:=VALUE(50/[.D20])" office:value-type="float" office:value="3.84615384615385" calcext:value-type="float">
            <text:p>3.84615384615385</text:p>
          </table:table-cell>
          <table:table-cell table:style-name="ce1" table:formula="of:=IF([.B20]=0;[.$A20];&quot;&quot;)">
            <text:p/>
          </table:table-cell>
          <table:table-cell table:style-name="ce33" table:formula="of:=IF([.C20]=0;[.$A2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0" calcext:value-type="float">
            <text:p>0</text:p>
          </table:table-cell>
          <table:table-cell table:style-name="ce28" table:formula="of:=COUNTIF(Last12;[.A21])" office:value-type="float" office:value="1" calcext:value-type="float">
            <text:p>1</text:p>
          </table:table-cell>
          <table:table-cell table:style-name="ce29" table:formula="of:=COUNTIF(Last50;[.A21])" office:value-type="float" office:value="7" calcext:value-type="float">
            <text:p>7</text:p>
          </table:table-cell>
          <table:table-cell table:style-name="ce30" table:formula="of:=COUNTIF(Last100;[.A21])" office:value-type="float" office:value="21" calcext:value-type="float">
            <text:p>21</text:p>
          </table:table-cell>
          <table:table-cell table:style-name="ce31" table:formula="of:=COUNTIF(Total;[.A21])" office:value-type="float" office:value="262" calcext:value-type="float">
            <text:p>262</text:p>
          </table:table-cell>
          <table:table-cell table:style-name="ce32" table:formula="of:=VALUE(50/[.D21])" office:value-type="float" office:value="7.14285714285714" calcext:value-type="float">
            <text:p>7.14285714285714</text:p>
          </table:table-cell>
          <table:table-cell table:style-name="ce1" table:formula="of:=IF([.B21]=0;[.$A21];&quot;&quot;)" office:value-type="float" office:value="20" calcext:value-type="float">
            <text:p>20</text:p>
          </table:table-cell>
          <table:table-cell table:style-name="ce33" table:formula="of:=IF([.C21]=0;[.$A2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0" calcext:value-type="float">
            <text:p>0</text:p>
          </table:table-cell>
          <table:table-cell table:style-name="ce28" table:formula="of:=COUNTIF(Last12;[.A22])" office:value-type="float" office:value="1" calcext:value-type="float">
            <text:p>1</text:p>
          </table:table-cell>
          <table:table-cell table:style-name="ce29" table:formula="of:=COUNTIF(Last50;[.A22])" office:value-type="float" office:value="5" calcext:value-type="float">
            <text:p>5</text:p>
          </table:table-cell>
          <table:table-cell table:style-name="ce30" table:formula="of:=COUNTIF(Last100;[.A22])" office:value-type="float" office:value="9" calcext:value-type="float">
            <text:p>9</text:p>
          </table:table-cell>
          <table:table-cell table:style-name="ce31" table:formula="of:=COUNTIF(Total;[.A22])" office:value-type="float" office:value="263" calcext:value-type="float">
            <text:p>263</text:p>
          </table:table-cell>
          <table:table-cell table:style-name="ce32" table:formula="of:=VALUE(50/[.D22])" office:value-type="float" office:value="10" calcext:value-type="float">
            <text:p>10</text:p>
          </table:table-cell>
          <table:table-cell table:style-name="ce1" table:formula="of:=IF([.B22]=0;[.$A22];&quot;&quot;)" office:value-type="float" office:value="21" calcext:value-type="float">
            <text:p>21</text:p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0" calcext:value-type="float">
            <text:p>0</text:p>
          </table:table-cell>
          <table:table-cell table:style-name="ce28" table:formula="of:=COUNTIF(Last12;[.A23])" office:value-type="float" office:value="2" calcext:value-type="float">
            <text:p>2</text:p>
          </table:table-cell>
          <table:table-cell table:style-name="ce29" table:formula="of:=COUNTIF(Last50;[.A23])" office:value-type="float" office:value="4" calcext:value-type="float">
            <text:p>4</text:p>
          </table:table-cell>
          <table:table-cell table:style-name="ce30" table:formula="of:=COUNTIF(Last100;[.A23])" office:value-type="float" office:value="7" calcext:value-type="float">
            <text:p>7</text:p>
          </table:table-cell>
          <table:table-cell table:style-name="ce31" table:formula="of:=COUNTIF(Total;[.A23])" office:value-type="float" office:value="257" calcext:value-type="float">
            <text:p>257</text:p>
          </table:table-cell>
          <table:table-cell table:style-name="ce32" table:formula="of:=VALUE(50/[.D23])" office:value-type="float" office:value="12.5" calcext:value-type="float">
            <text:p>12.5</text:p>
          </table:table-cell>
          <table:table-cell table:style-name="ce1" table:formula="of:=IF([.B23]=0;[.$A23];&quot;&quot;)" office:value-type="float" office:value="22" calcext:value-type="float">
            <text:p>22</text:p>
          </table:table-cell>
          <table:table-cell table:style-name="ce33" table:formula="of:=IF([.C23]=0;[.$A2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1" calcext:value-type="float">
            <text:p>1</text:p>
          </table:table-cell>
          <table:table-cell table:style-name="ce28" table:formula="of:=COUNTIF(Last12;[.A24])" office:value-type="float" office:value="1" calcext:value-type="float">
            <text:p>1</text:p>
          </table:table-cell>
          <table:table-cell table:style-name="ce29" table:formula="of:=COUNTIF(Last50;[.A24])" office:value-type="float" office:value="9" calcext:value-type="float">
            <text:p>9</text:p>
          </table:table-cell>
          <table:table-cell table:style-name="ce30" table:formula="of:=COUNTIF(Last100;[.A24])" office:value-type="float" office:value="14" calcext:value-type="float">
            <text:p>14</text:p>
          </table:table-cell>
          <table:table-cell table:style-name="ce31" table:formula="of:=COUNTIF(Total;[.A24])" office:value-type="float" office:value="271" calcext:value-type="float">
            <text:p>271</text:p>
          </table:table-cell>
          <table:table-cell table:style-name="ce32" table:formula="of:=VALUE(50/[.D24])" office:value-type="float" office:value="5.55555555555556" calcext:value-type="float">
            <text:p>5.55555555555556</text:p>
          </table:table-cell>
          <table:table-cell table:style-name="ce1" table:formula="of:=IF([.B24]=0;[.$A24];&quot;&quot;)">
            <text:p/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1" calcext:value-type="float">
            <text:p>1</text:p>
          </table:table-cell>
          <table:table-cell table:style-name="ce28" table:formula="of:=COUNTIF(Last12;[.A25])" office:value-type="float" office:value="3" calcext:value-type="float">
            <text:p>3</text:p>
          </table:table-cell>
          <table:table-cell table:style-name="ce29" table:formula="of:=COUNTIF(Last50;[.A25])" office:value-type="float" office:value="8" calcext:value-type="float">
            <text:p>8</text:p>
          </table:table-cell>
          <table:table-cell table:style-name="ce30" table:formula="of:=COUNTIF(Last100;[.A25])" office:value-type="float" office:value="13" calcext:value-type="float">
            <text:p>13</text:p>
          </table:table-cell>
          <table:table-cell table:style-name="ce31" table:formula="of:=COUNTIF(Total;[.A25])" office:value-type="float" office:value="272" calcext:value-type="float">
            <text:p>272</text:p>
          </table:table-cell>
          <table:table-cell table:style-name="ce32" table:formula="of:=VALUE(50/[.D25])" office:value-type="float" office:value="6.25" calcext:value-type="float">
            <text:p>6.25</text:p>
          </table:table-cell>
          <table:table-cell table:style-name="ce1" table:formula="of:=IF([.B25]=0;[.$A25];&quot;&quot;)">
            <text:p/>
          </table:table-cell>
          <table:table-cell table:style-name="ce33" table:formula="of:=IF([.C25]=0;[.$A2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2" calcext:value-type="float">
            <text:p>2</text:p>
          </table:table-cell>
          <table:table-cell table:style-name="ce28" table:formula="of:=COUNTIF(Last12;[.A26])" office:value-type="float" office:value="2" calcext:value-type="float">
            <text:p>2</text:p>
          </table:table-cell>
          <table:table-cell table:style-name="ce29" table:formula="of:=COUNTIF(Last50;[.A26])" office:value-type="float" office:value="7" calcext:value-type="float">
            <text:p>7</text:p>
          </table:table-cell>
          <table:table-cell table:style-name="ce30" table:formula="of:=COUNTIF(Last100;[.A26])" office:value-type="float" office:value="14" calcext:value-type="float">
            <text:p>14</text:p>
          </table:table-cell>
          <table:table-cell table:style-name="ce31" table:formula="of:=COUNTIF(Total;[.A26])" office:value-type="float" office:value="245" calcext:value-type="float">
            <text:p>245</text:p>
          </table:table-cell>
          <table:table-cell table:style-name="ce32" table:formula="of:=VALUE(50/[.D26])" office:value-type="float" office:value="7.14285714285714" calcext:value-type="float">
            <text:p>7.14285714285714</text:p>
          </table:table-cell>
          <table:table-cell table:style-name="ce1" table:formula="of:=IF([.B26]=0;[.$A26];&quot;&quot;)">
            <text:p/>
          </table:table-cell>
          <table:table-cell table:style-name="ce33" table:formula="of:=IF([.C26]=0;[.$A2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2" calcext:value-type="float">
            <text:p>2</text:p>
          </table:table-cell>
          <table:table-cell table:style-name="ce28" table:formula="of:=COUNTIF(Last12;[.A27])" office:value-type="float" office:value="3" calcext:value-type="float">
            <text:p>3</text:p>
          </table:table-cell>
          <table:table-cell table:style-name="ce29" table:formula="of:=COUNTIF(Last50;[.A27])" office:value-type="float" office:value="9" calcext:value-type="float">
            <text:p>9</text:p>
          </table:table-cell>
          <table:table-cell table:style-name="ce30" table:formula="of:=COUNTIF(Last100;[.A27])" office:value-type="float" office:value="21" calcext:value-type="float">
            <text:p>21</text:p>
          </table:table-cell>
          <table:table-cell table:style-name="ce31" table:formula="of:=COUNTIF(Total;[.A27])" office:value-type="float" office:value="250" calcext:value-type="float">
            <text:p>250</text:p>
          </table:table-cell>
          <table:table-cell table:style-name="ce32" table:formula="of:=VALUE(50/[.D27])" office:value-type="float" office:value="5.55555555555556" calcext:value-type="float">
            <text:p>5.55555555555556</text:p>
          </table:table-cell>
          <table:table-cell table:style-name="ce1" table:formula="of:=IF([.B27]=0;[.$A27];&quot;&quot;)">
            <text:p/>
          </table:table-cell>
          <table:table-cell table:style-name="ce33" table:formula="of:=IF([.C27]=0;[.$A2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2" calcext:value-type="float">
            <text:p>2</text:p>
          </table:table-cell>
          <table:table-cell table:style-name="ce28" table:formula="of:=COUNTIF(Last12;[.A28])" office:value-type="float" office:value="4" calcext:value-type="float">
            <text:p>4</text:p>
          </table:table-cell>
          <table:table-cell table:style-name="ce29" table:formula="of:=COUNTIF(Last50;[.A28])" office:value-type="float" office:value="12" calcext:value-type="float">
            <text:p>12</text:p>
          </table:table-cell>
          <table:table-cell table:style-name="ce30" table:formula="of:=COUNTIF(Last100;[.A28])" office:value-type="float" office:value="16" calcext:value-type="float">
            <text:p>16</text:p>
          </table:table-cell>
          <table:table-cell table:style-name="ce31" table:formula="of:=COUNTIF(Total;[.A28])" office:value-type="float" office:value="279" calcext:value-type="float">
            <text:p>279</text:p>
          </table:table-cell>
          <table:table-cell table:style-name="ce32" table:formula="of:=VALUE(50/[.D28])" office:value-type="float" office:value="4.16666666666667" calcext:value-type="float">
            <text:p>4.16666666666667</text:p>
          </table:table-cell>
          <table:table-cell table:style-name="ce1" table:formula="of:=IF([.B28]=0;[.$A28];&quot;&quot;)">
            <text:p/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0" calcext:value-type="float">
            <text:p>0</text:p>
          </table:table-cell>
          <table:table-cell table:style-name="ce28" table:formula="of:=COUNTIF(Last12;[.A29])" office:value-type="float" office:value="1" calcext:value-type="float">
            <text:p>1</text:p>
          </table:table-cell>
          <table:table-cell table:style-name="ce29" table:formula="of:=COUNTIF(Last50;[.A29])" office:value-type="float" office:value="7" calcext:value-type="float">
            <text:p>7</text:p>
          </table:table-cell>
          <table:table-cell table:style-name="ce30" table:formula="of:=COUNTIF(Last100;[.A29])" office:value-type="float" office:value="12" calcext:value-type="float">
            <text:p>12</text:p>
          </table:table-cell>
          <table:table-cell table:style-name="ce31" table:formula="of:=COUNTIF(Total;[.A29])" office:value-type="float" office:value="247" calcext:value-type="float">
            <text:p>247</text:p>
          </table:table-cell>
          <table:table-cell table:style-name="ce32" table:formula="of:=VALUE(50/[.D29])" office:value-type="float" office:value="7.14285714285714" calcext:value-type="float">
            <text:p>7.14285714285714</text:p>
          </table:table-cell>
          <table:table-cell table:style-name="ce1" table:formula="of:=IF([.B29]=0;[.$A29];&quot;&quot;)" office:value-type="float" office:value="28" calcext:value-type="float">
            <text:p>28</text:p>
          </table:table-cell>
          <table:table-cell table:style-name="ce33" table:formula="of:=IF([.C29]=0;[.$A2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0" calcext:value-type="float">
            <text:p>0</text:p>
          </table:table-cell>
          <table:table-cell table:style-name="ce28" table:formula="of:=COUNTIF(Last12;[.A30])" office:value-type="float" office:value="2" calcext:value-type="float">
            <text:p>2</text:p>
          </table:table-cell>
          <table:table-cell table:style-name="ce29" table:formula="of:=COUNTIF(Last50;[.A30])" office:value-type="float" office:value="8" calcext:value-type="float">
            <text:p>8</text:p>
          </table:table-cell>
          <table:table-cell table:style-name="ce30" table:formula="of:=COUNTIF(Last100;[.A30])" office:value-type="float" office:value="16" calcext:value-type="float">
            <text:p>16</text:p>
          </table:table-cell>
          <table:table-cell table:style-name="ce31" table:formula="of:=COUNTIF(Total;[.A30])" office:value-type="float" office:value="233" calcext:value-type="float">
            <text:p>233</text:p>
          </table:table-cell>
          <table:table-cell table:style-name="ce32" table:formula="of:=VALUE(50/[.D30])" office:value-type="float" office:value="6.25" calcext:value-type="float">
            <text:p>6.25</text:p>
          </table:table-cell>
          <table:table-cell table:style-name="ce1" table:formula="of:=IF([.B30]=0;[.$A30];&quot;&quot;)" office:value-type="float" office:value="29" calcext:value-type="float">
            <text:p>29</text:p>
          </table:table-cell>
          <table:table-cell table:style-name="ce33" table:formula="of:=IF([.C30]=0;[.$A3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1" calcext:value-type="float">
            <text:p>1</text:p>
          </table:table-cell>
          <table:table-cell table:style-name="ce28" table:formula="of:=COUNTIF(Last12;[.A31])" office:value-type="float" office:value="3" calcext:value-type="float">
            <text:p>3</text:p>
          </table:table-cell>
          <table:table-cell table:style-name="ce29" table:formula="of:=COUNTIF(Last50;[.A31])" office:value-type="float" office:value="3" calcext:value-type="float">
            <text:p>3</text:p>
          </table:table-cell>
          <table:table-cell table:style-name="ce30" table:formula="of:=COUNTIF(Last100;[.A31])" office:value-type="float" office:value="10" calcext:value-type="float">
            <text:p>10</text:p>
          </table:table-cell>
          <table:table-cell table:style-name="ce31" table:formula="of:=COUNTIF(Total;[.A31])" office:value-type="float" office:value="268" calcext:value-type="float">
            <text:p>268</text:p>
          </table:table-cell>
          <table:table-cell table:style-name="ce32" table:formula="of:=VALUE(50/[.D31])" office:value-type="float" office:value="16.6666666666667" calcext:value-type="float">
            <text:p>16.6666666666667</text:p>
          </table:table-cell>
          <table:table-cell table:style-name="ce1" table:formula="of:=IF([.B31]=0;[.$A31];&quot;&quot;)">
            <text:p/>
          </table:table-cell>
          <table:table-cell table:style-name="ce33" table:formula="of:=IF([.C31]=0;[.$A3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1" calcext:value-type="float">
            <text:p>1</text:p>
          </table:table-cell>
          <table:table-cell table:style-name="ce28" table:formula="of:=COUNTIF(Last12;[.A32])" office:value-type="float" office:value="3" calcext:value-type="float">
            <text:p>3</text:p>
          </table:table-cell>
          <table:table-cell table:style-name="ce29" table:formula="of:=COUNTIF(Last50;[.A32])" office:value-type="float" office:value="11" calcext:value-type="float">
            <text:p>11</text:p>
          </table:table-cell>
          <table:table-cell table:style-name="ce30" table:formula="of:=COUNTIF(Last100;[.A32])" office:value-type="float" office:value="18" calcext:value-type="float">
            <text:p>18</text:p>
          </table:table-cell>
          <table:table-cell table:style-name="ce31" table:formula="of:=COUNTIF(Total;[.A32])" office:value-type="float" office:value="268" calcext:value-type="float">
            <text:p>268</text:p>
          </table:table-cell>
          <table:table-cell table:style-name="ce32" table:formula="of:=VALUE(50/[.D32])" office:value-type="float" office:value="4.54545454545455" calcext:value-type="float">
            <text:p>4.54545454545455</text:p>
          </table:table-cell>
          <table:table-cell table:style-name="ce1" table:formula="of:=IF([.B32]=0;[.$A32];&quot;&quot;)">
            <text:p/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2" calcext:value-type="float">
            <text:p>2</text:p>
          </table:table-cell>
          <table:table-cell table:style-name="ce28" table:formula="of:=COUNTIF(Last12;[.A33])" office:value-type="float" office:value="2" calcext:value-type="float">
            <text:p>2</text:p>
          </table:table-cell>
          <table:table-cell table:style-name="ce29" table:formula="of:=COUNTIF(Last50;[.A33])" office:value-type="float" office:value="7" calcext:value-type="float">
            <text:p>7</text:p>
          </table:table-cell>
          <table:table-cell table:style-name="ce30" table:formula="of:=COUNTIF(Last100;[.A33])" office:value-type="float" office:value="18" calcext:value-type="float">
            <text:p>18</text:p>
          </table:table-cell>
          <table:table-cell table:style-name="ce31" table:formula="of:=COUNTIF(Total;[.A33])" office:value-type="float" office:value="244" calcext:value-type="float">
            <text:p>244</text:p>
          </table:table-cell>
          <table:table-cell table:style-name="ce32" table:formula="of:=VALUE(50/[.D33])" office:value-type="float" office:value="7.14285714285714" calcext:value-type="float">
            <text:p>7.14285714285714</text:p>
          </table:table-cell>
          <table:table-cell table:style-name="ce1" table:formula="of:=IF([.B33]=0;[.$A33];&quot;&quot;)">
            <text:p/>
          </table:table-cell>
          <table:table-cell table:style-name="ce33" table:formula="of:=IF([.C33]=0;[.$A3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1" calcext:value-type="float">
            <text:p>1</text:p>
          </table:table-cell>
          <table:table-cell table:style-name="ce28" table:formula="of:=COUNTIF(Last12;[.A34])" office:value-type="float" office:value="2" calcext:value-type="float">
            <text:p>2</text:p>
          </table:table-cell>
          <table:table-cell table:style-name="ce29" table:formula="of:=COUNTIF(Last50;[.A34])" office:value-type="float" office:value="9" calcext:value-type="float">
            <text:p>9</text:p>
          </table:table-cell>
          <table:table-cell table:style-name="ce30" table:formula="of:=COUNTIF(Last100;[.A34])" office:value-type="float" office:value="12" calcext:value-type="float">
            <text:p>12</text:p>
          </table:table-cell>
          <table:table-cell table:style-name="ce31" table:formula="of:=COUNTIF(Total;[.A34])" office:value-type="float" office:value="285" calcext:value-type="float">
            <text:p>285</text:p>
          </table:table-cell>
          <table:table-cell table:style-name="ce32" table:formula="of:=VALUE(50/[.D34])" office:value-type="float" office:value="5.55555555555556" calcext:value-type="float">
            <text:p>5.55555555555556</text:p>
          </table:table-cell>
          <table:table-cell table:style-name="ce1" table:formula="of:=IF([.B34]=0;[.$A34];&quot;&quot;)">
            <text:p/>
          </table:table-cell>
          <table:table-cell table:style-name="ce33" table:formula="of:=IF([.C34]=0;[.$A3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2" calcext:value-type="float">
            <text:p>2</text:p>
          </table:table-cell>
          <table:table-cell table:style-name="ce28" table:formula="of:=COUNTIF(Last12;[.A35])" office:value-type="float" office:value="4" calcext:value-type="float">
            <text:p>4</text:p>
          </table:table-cell>
          <table:table-cell table:style-name="ce29" table:formula="of:=COUNTIF(Last50;[.A35])" office:value-type="float" office:value="9" calcext:value-type="float">
            <text:p>9</text:p>
          </table:table-cell>
          <table:table-cell table:style-name="ce30" table:formula="of:=COUNTIF(Last100;[.A35])" office:value-type="float" office:value="18" calcext:value-type="float">
            <text:p>18</text:p>
          </table:table-cell>
          <table:table-cell table:style-name="ce31" table:formula="of:=COUNTIF(Total;[.A35])" office:value-type="float" office:value="272" calcext:value-type="float">
            <text:p>272</text:p>
          </table:table-cell>
          <table:table-cell table:style-name="ce32" table:formula="of:=VALUE(50/[.D35])" office:value-type="float" office:value="5.55555555555556" calcext:value-type="float">
            <text:p>5.55555555555556</text:p>
          </table:table-cell>
          <table:table-cell table:style-name="ce1" table:formula="of:=IF([.B35]=0;[.$A35];&quot;&quot;)">
            <text:p/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1" calcext:value-type="float">
            <text:p>1</text:p>
          </table:table-cell>
          <table:table-cell table:style-name="ce28" table:formula="of:=COUNTIF(Last12;[.A36])" office:value-type="float" office:value="2" calcext:value-type="float">
            <text:p>2</text:p>
          </table:table-cell>
          <table:table-cell table:style-name="ce29" table:formula="of:=COUNTIF(Last50;[.A36])" office:value-type="float" office:value="4" calcext:value-type="float">
            <text:p>4</text:p>
          </table:table-cell>
          <table:table-cell table:style-name="ce30" table:formula="of:=COUNTIF(Last100;[.A36])" office:value-type="float" office:value="9" calcext:value-type="float">
            <text:p>9</text:p>
          </table:table-cell>
          <table:table-cell table:style-name="ce31" table:formula="of:=COUNTIF(Total;[.A36])" office:value-type="float" office:value="246" calcext:value-type="float">
            <text:p>246</text:p>
          </table:table-cell>
          <table:table-cell table:style-name="ce32" table:formula="of:=VALUE(50/[.D36])" office:value-type="float" office:value="12.5" calcext:value-type="float">
            <text:p>12.5</text:p>
          </table:table-cell>
          <table:table-cell table:style-name="ce1" table:formula="of:=IF([.B36]=0;[.$A36];&quot;&quot;)">
            <text:p/>
          </table:table-cell>
          <table:table-cell table:style-name="ce33" table:formula="of:=IF([.C36]=0;[.$A3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1" calcext:value-type="float">
            <text:p>1</text:p>
          </table:table-cell>
          <table:table-cell table:style-name="ce28" table:formula="of:=COUNTIF(Last12;[.A37])" office:value-type="float" office:value="3" calcext:value-type="float">
            <text:p>3</text:p>
          </table:table-cell>
          <table:table-cell table:style-name="ce29" table:formula="of:=COUNTIF(Last50;[.A37])" office:value-type="float" office:value="10" calcext:value-type="float">
            <text:p>10</text:p>
          </table:table-cell>
          <table:table-cell table:style-name="ce30" table:formula="of:=COUNTIF(Last100;[.A37])" office:value-type="float" office:value="13" calcext:value-type="float">
            <text:p>13</text:p>
          </table:table-cell>
          <table:table-cell table:style-name="ce31" table:formula="of:=COUNTIF(Total;[.A37])" office:value-type="float" office:value="265" calcext:value-type="float">
            <text:p>265</text:p>
          </table:table-cell>
          <table:table-cell table:style-name="ce32" table:formula="of:=VALUE(50/[.D37])" office:value-type="float" office:value="5" calcext:value-type="float">
            <text:p>5</text:p>
          </table:table-cell>
          <table:table-cell table:style-name="ce1" table:formula="of:=IF([.B37]=0;[.$A37];&quot;&quot;)">
            <text:p/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/>
        <table:database-range table:name="Last12" table:target-range-address="Results.C1:Results.G12" table:on-update-keep-styles="true" table:on-update-keep-size="false"/>
        <table:database-range table:name="Last5" table:target-range-address="Results.C1:Results.G5" table:on-update-keep-styles="true" table:contains-header="false"/>
        <table:database-range table:name="Last50" table:target-range-address="Results.C1:Results.G50" table:on-update-keep-styles="true" table:on-update-keep-size="false"/>
        <table:database-range table:name="Total" table:target-range-address="Results.C1:Results.G2004" table:on-update-keep-styles="true" table:contains-header="false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02:33:43.0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0-31T03:22:06.763000000</dc:date>
    <meta:editing-duration>PT7H20M46S</meta:editing-duration>
    <meta:editing-cycles>40</meta:editing-cycles>
    <meta:document-statistic meta:table-count="2" meta:cell-count="16796" meta:object-count="1"/>
  </office:meta>
</office:document-meta>
</file>

<file path=Object 1/content.xml><?xml version="1.0" encoding="utf-8"?>
<math xmlns="http://www.w3.org/1998/Math/MathML" display="block"/>
</file>